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6.0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67.89pt"/>
    </style:style>
    <style:style style:name="co5" style:family="table-column">
      <style:table-column-properties fo:break-before="auto" style:column-width="82.06pt"/>
    </style:style>
    <style:style style:name="co6" style:family="table-column">
      <style:table-column-properties fo:break-before="auto" style:column-width="47.31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56.61pt"/>
    </style:style>
    <style:style style:name="co10" style:family="table-column">
      <style:table-column-properties fo:break-before="auto" style:column-width="162.34pt"/>
    </style:style>
    <style:style style:name="co11" style:family="table-column">
      <style:table-column-properties fo:break-before="auto" style:column-width="60.4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bf819e"/>
    </style:style>
    <style:style style:name="ce3" style:family="table-cell" style:parent-style-name="Default" style:data-style-name="N10"/>
    <style:style style:name="ce8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15" style:family="table-cell" style:parent-style-name="Default">
      <style:table-cell-properties fo:border-bottom="none" fo:background-color="transparent" fo:border-left="0.74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#bf819e" fo:border-left="0.74pt solid #000000" fo:border-right="none" fo:border-top="none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actoryProd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3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in1</text:p>
          </table:table-cell>
          <table:table-cell table:style-name="Default" office:value-type="string" calcext:value-type="string">
            <text:p>in1type</text:p>
          </table:table-cell>
          <table:table-cell table:style-name="Default" office:value-type="string" calcext:value-type="string">
            <text:p>in2</text:p>
          </table:table-cell>
          <table:table-cell office:value-type="string" calcext:value-type="string">
            <text:p>in2type</text:p>
          </table:table-cell>
          <table:table-cell office:value-type="string" calcext:value-type="string">
            <text:p>in3</text:p>
          </table:table-cell>
          <table:table-cell office:value-type="string" calcext:value-type="string">
            <text:p>in3type</text:p>
          </table:table-cell>
          <table:table-cell office:value-type="string" calcext:value-type="string">
            <text:p>in4</text:p>
          </table:table-cell>
          <table:table-cell office:value-type="string" calcext:value-type="string">
            <text:p>in4type</text:p>
          </table:table-cell>
          <table:table-cell table:style-name="ce4" office:value-type="string" calcext:value-type="string">
            <text:p>out1</text:p>
          </table:table-cell>
          <table:table-cell office:value-type="string" calcext:value-type="string">
            <text:p>out1type</text:p>
          </table:table-cell>
          <table:table-cell office:value-type="string" calcext:value-type="string">
            <text:p>out2</text:p>
          </table:table-cell>
          <table:table-cell office:value-type="string" calcext:value-type="string">
            <text:p>out2type</text:p>
          </table:table-cell>
          <table:table-cell office:value-type="string" calcext:value-type="string">
            <text:p>out3</text:p>
          </table:table-cell>
          <table:table-cell office:value-type="string" calcext:value-type="string">
            <text:p>out3type</text:p>
          </table:table-cell>
          <table:table-cell office:value-type="string" calcext:value-type="string">
            <text:p>upkeepFlunds</text:p>
          </table:table-cell>
          <table:table-cell office:value-type="string" calcext:value-type="string">
            <text:p>power</text:p>
          </table:table-cell>
          <table:table-cell table:style-name="ce4" office:value-type="string" calcext:value-type="string">
            <text:p>in1cost</text:p>
          </table:table-cell>
          <table:table-cell office:value-type="string" calcext:value-type="string">
            <text:p>in2cost</text:p>
          </table:table-cell>
          <table:table-cell office:value-type="string" calcext:value-type="string">
            <text:p>in3cost</text:p>
          </table:table-cell>
          <table:table-cell office:value-type="string" calcext:value-type="string">
            <text:p>in4cost</text:p>
          </table:table-cell>
          <table:table-cell office:value-type="string" calcext:value-type="string">
            <text:p>out1val</text:p>
          </table:table-cell>
          <table:table-cell office:value-type="string" calcext:value-type="string">
            <text:p>out2val</text:p>
          </table:table-cell>
          <table:table-cell office:value-type="string" calcext:value-type="string">
            <text:p>out3val</text:p>
          </table:table-cell>
          <table:table-cell table:style-name="ce4" office:value-type="string" calcext:value-type="string">
            <text:p>TotalCosts</text:p>
          </table:table-cell>
          <table:table-cell office:value-type="string" calcext:value-type="string">
            <text:p>TotalCostsWithServicesAnd2Roads</text:p>
          </table:table-cell>
          <table:table-cell office:value-type="string" calcext:value-type="string">
            <text:p>TotalOutput</text:p>
          </table:table-cell>
          <table:table-cell table:style-name="ce8" office:value-type="string" calcext:value-type="string">
            <text:p>Differe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untainironmine</text:p>
          </table:table-cell>
          <table:table-cell table:number-columns-repeated="2"/>
          <table:table-cell table:style-name="ce1" table:number-columns-repeated="6"/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iron</text:p>
          </table:table-cell>
          <table:table-cell table:style-name="ce1" table:number-columns-repeated="4"/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IFNA(VLOOKUP([.C2];[.$A$42:.$C$117];IF([.$B$39]=1;3;2);0);0)*[.B2]" office:value-type="float" office:value="0" calcext:value-type="float">
            <text:p>0</text:p>
          </table:table-cell>
          <table:table-cell table:formula="of:=IFNA(VLOOKUP([.E2];[.$A$42:.$C$117];IF([.$B$39]=1;3;2);0);0)*[.D2]" office:value-type="float" office:value="0" calcext:value-type="float">
            <text:p>0</text:p>
          </table:table-cell>
          <table:table-cell table:formula="of:=IFNA(VLOOKUP([.G2];[.$A$42:.$C$117];IF([.$B$39]=1;3;2);0);0)*[.F2]" office:value-type="float" office:value="0" calcext:value-type="float">
            <text:p>0</text:p>
          </table:table-cell>
          <table:table-cell table:formula="of:=IFNA(VLOOKUP([.I2];[.$A$42:.$C$117];IF([.$B$39]=1;3;2);0);0)*[.H2]" office:value-type="float" office:value="0" calcext:value-type="float">
            <text:p>0</text:p>
          </table:table-cell>
          <table:table-cell table:formula="of:=IFNA(VLOOKUP([.K2];[.$A$42:.$C$117];IF([.$B$38]=1;2;3);0);0)*[.J2]" office:value-type="float" office:value="6" calcext:value-type="float">
            <text:p>6</text:p>
          </table:table-cell>
          <table:table-cell table:formula="of:=IFNA(VLOOKUP([.M2];[.$A$42:.$C$117];IF([.$B$38]=1;2;3);0);0)*[.L2]" office:value-type="float" office:value="0" calcext:value-type="float">
            <text:p>0</text:p>
          </table:table-cell>
          <table:table-cell table:formula="of:=IFNA(VLOOKUP([.O2];[.$A$42:.$C$117];IF([.$B$38]=1;2;3);0);0)*[.N2]" office:value-type="float" office:value="0" calcext:value-type="float">
            <text:p>0</text:p>
          </table:table-cell>
          <table:table-cell table:style-name="ce4" table:formula="of:=[.R2]*4+[.S2]*4+[.T2]*4+[.U2]*4+[.P2]*4+[.Q2]*[.$F$42]" office:value-type="float" office:value="1" calcext:value-type="float">
            <text:p>1</text:p>
          </table:table-cell>
          <table:table-cell table:formula="of:=[.Y2]+[.$F$38]+[.$F$39]+[.$F$40]+[.$F$41]*2" office:value-type="float" office:value="10.48" calcext:value-type="float">
            <text:p>10.48</text:p>
          </table:table-cell>
          <table:table-cell table:formula="of:=[.V2]*4+[.W2]*4+[.X2]*4" office:value-type="float" office:value="24" calcext:value-type="float">
            <text:p>24</text:p>
          </table:table-cell>
          <table:table-cell table:style-name="ce9" table:formula="of:=[.AA2]-[.Z2]" office:value-type="float" office:value="13.52" calcext:value-type="float">
            <text:p>13.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rry</text:p>
          </table:table-cell>
          <table:table-cell table:number-columns-repeated="2"/>
          <table:table-cell table:style-name="ce1" table:number-columns-repeated="6"/>
          <table:table-cell table:style-name="ce7" office:value-type="float" office:value="1.5" calcext:value-type="float">
            <text:p>1.5</text:p>
          </table:table-cell>
          <table:table-cell table:style-name="ce1" office:value-type="string" calcext:value-type="string">
            <text:p>stone</text:p>
          </table:table-cell>
          <table:table-cell table:style-name="ce1" table:number-columns-repeated="4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IFNA(VLOOKUP([.C3];[.$A$42:.$C$117];IF([.$B$39]=1;3;2);0);0)*[.B3]" office:value-type="float" office:value="0" calcext:value-type="float">
            <text:p>0</text:p>
          </table:table-cell>
          <table:table-cell table:formula="of:=IFNA(VLOOKUP([.E3];[.$A$42:.$C$117];IF([.$B$39]=1;3;2);0);0)*[.D3]" office:value-type="float" office:value="0" calcext:value-type="float">
            <text:p>0</text:p>
          </table:table-cell>
          <table:table-cell table:formula="of:=IFNA(VLOOKUP([.G3];[.$A$42:.$C$117];IF([.$B$39]=1;3;2);0);0)*[.F3]" office:value-type="float" office:value="0" calcext:value-type="float">
            <text:p>0</text:p>
          </table:table-cell>
          <table:table-cell table:formula="of:=IFNA(VLOOKUP([.I3];[.$A$42:.$C$117];IF([.$B$39]=1;3;2);0);0)*[.H3]" office:value-type="float" office:value="0" calcext:value-type="float">
            <text:p>0</text:p>
          </table:table-cell>
          <table:table-cell table:formula="of:=IFNA(VLOOKUP([.K3];[.$A$42:.$C$117];IF([.$B$38]=1;2;3);0);0)*[.J3]" office:value-type="float" office:value="7.5" calcext:value-type="float">
            <text:p>7.5</text:p>
          </table:table-cell>
          <table:table-cell table:formula="of:=IFNA(VLOOKUP([.M3];[.$A$42:.$C$117];IF([.$B$38]=1;2;3);0);0)*[.L3]" office:value-type="float" office:value="0" calcext:value-type="float">
            <text:p>0</text:p>
          </table:table-cell>
          <table:table-cell table:formula="of:=IFNA(VLOOKUP([.O3];[.$A$42:.$C$117];IF([.$B$38]=1;2;3);0);0)*[.N3]" office:value-type="float" office:value="0" calcext:value-type="float">
            <text:p>0</text:p>
          </table:table-cell>
          <table:table-cell table:style-name="ce4" table:formula="of:=[.R3]*4+[.S3]*4+[.T3]*4+[.U3]*4+[.P3]*4+[.Q3]*[.$F$42]" office:value-type="float" office:value="2" calcext:value-type="float">
            <text:p>2</text:p>
          </table:table-cell>
          <table:table-cell table:formula="of:=[.Y3]+[.$F$38]+[.$F$39]+[.$F$40]+[.$F$41]*2" office:value-type="float" office:value="11.48" calcext:value-type="float">
            <text:p>11.48</text:p>
          </table:table-cell>
          <table:table-cell table:formula="of:=[.V3]*4+[.W3]*4+[.X3]*4" office:value-type="float" office:value="30" calcext:value-type="float">
            <text:p>30</text:p>
          </table:table-cell>
          <table:table-cell table:style-name="ce9" table:formula="of:=[.AA3]-[.Z3]" office:value-type="float" office:value="18.52" calcext:value-type="float">
            <text:p>18.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ementm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 table:style-name="ce1" table:number-columns-repeated="6"/>
          <table:table-cell table:style-name="ce7" office:value-type="float" office:value="3.5" calcext:value-type="float">
            <text:p>3.5</text:p>
          </table:table-cell>
          <table:table-cell table:style-name="ce1" office:value-type="string" calcext:value-type="string">
            <text:p>concrete</text:p>
          </table:table-cell>
          <table:table-cell table:style-name="ce1" table:number-columns-repeated="4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IFNA(VLOOKUP([.C4];[.$A$42:.$C$117];IF([.$B$39]=1;3;2);0);0)*[.B4]" office:value-type="float" office:value="3" calcext:value-type="float">
            <text:p>3</text:p>
          </table:table-cell>
          <table:table-cell table:formula="of:=IFNA(VLOOKUP([.E4];[.$A$42:.$C$117];IF([.$B$39]=1;3;2);0);0)*[.D4]" office:value-type="float" office:value="0" calcext:value-type="float">
            <text:p>0</text:p>
          </table:table-cell>
          <table:table-cell table:formula="of:=IFNA(VLOOKUP([.G4];[.$A$42:.$C$117];IF([.$B$39]=1;3;2);0);0)*[.F4]" office:value-type="float" office:value="0" calcext:value-type="float">
            <text:p>0</text:p>
          </table:table-cell>
          <table:table-cell table:formula="of:=IFNA(VLOOKUP([.I4];[.$A$42:.$C$117];IF([.$B$39]=1;3;2);0);0)*[.H4]" office:value-type="float" office:value="0" calcext:value-type="float">
            <text:p>0</text:p>
          </table:table-cell>
          <table:table-cell table:formula="of:=IFNA(VLOOKUP([.K4];[.$A$42:.$C$117];IF([.$B$38]=1;2;3);0);0)*[.J4]" office:value-type="float" office:value="10.5" calcext:value-type="float">
            <text:p>10.5</text:p>
          </table:table-cell>
          <table:table-cell table:formula="of:=IFNA(VLOOKUP([.M4];[.$A$42:.$C$117];IF([.$B$38]=1;2;3);0);0)*[.L4]" office:value-type="float" office:value="0" calcext:value-type="float">
            <text:p>0</text:p>
          </table:table-cell>
          <table:table-cell table:formula="of:=IFNA(VLOOKUP([.O4];[.$A$42:.$C$117];IF([.$B$38]=1;2;3);0);0)*[.N4]" office:value-type="float" office:value="0" calcext:value-type="float">
            <text:p>0</text:p>
          </table:table-cell>
          <table:table-cell table:style-name="ce4" table:formula="of:=[.R4]*4+[.S4]*4+[.T4]*4+[.U4]*4+[.P4]*4+[.Q4]*[.$F$42]" office:value-type="float" office:value="14.56" calcext:value-type="float">
            <text:p>14.56</text:p>
          </table:table-cell>
          <table:table-cell table:formula="of:=[.Y4]+[.$F$38]+[.$F$39]+[.$F$40]+[.$F$41]*2" office:value-type="float" office:value="24.04" calcext:value-type="float">
            <text:p>24.04</text:p>
          </table:table-cell>
          <table:table-cell table:formula="of:=[.V4]*4+[.W4]*4+[.X4]*4" office:value-type="float" office:value="42" calcext:value-type="float">
            <text:p>42</text:p>
          </table:table-cell>
          <table:table-cell table:style-name="ce9" table:formula="of:=[.AA4]-[.Z4]" office:value-type="float" office:value="17.96" calcext:value-type="float">
            <text:p>17.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rticalcoppermine</text:p>
          </table:table-cell>
          <table:table-cell table:number-columns-repeated="2"/>
          <table:table-cell table:style-name="ce1" table:number-columns-repeated="6"/>
          <table:table-cell table:style-name="ce7" office:value-type="float" office:value="1.5" calcext:value-type="float">
            <text:p>1.5</text:p>
          </table:table-cell>
          <table:table-cell table:style-name="ce1" office:value-type="string" calcext:value-type="string">
            <text:p>copper</text:p>
          </table:table-cell>
          <table:table-cell table:style-name="ce1" table:number-columns-repeated="4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formula="of:=IFNA(VLOOKUP([.C5];[.$A$42:.$C$117];IF([.$B$39]=1;3;2);0);0)*[.B5]" office:value-type="float" office:value="0" calcext:value-type="float">
            <text:p>0</text:p>
          </table:table-cell>
          <table:table-cell table:formula="of:=IFNA(VLOOKUP([.E5];[.$A$42:.$C$117];IF([.$B$39]=1;3;2);0);0)*[.D5]" office:value-type="float" office:value="0" calcext:value-type="float">
            <text:p>0</text:p>
          </table:table-cell>
          <table:table-cell table:formula="of:=IFNA(VLOOKUP([.G5];[.$A$42:.$C$117];IF([.$B$39]=1;3;2);0);0)*[.F5]" office:value-type="float" office:value="0" calcext:value-type="float">
            <text:p>0</text:p>
          </table:table-cell>
          <table:table-cell table:formula="of:=IFNA(VLOOKUP([.I5];[.$A$42:.$C$117];IF([.$B$39]=1;3;2);0);0)*[.H5]" office:value-type="float" office:value="0" calcext:value-type="float">
            <text:p>0</text:p>
          </table:table-cell>
          <table:table-cell table:formula="of:=IFNA(VLOOKUP([.K5];[.$A$42:.$C$117];IF([.$B$38]=1;2;3);0);0)*[.J5]" office:value-type="float" office:value="6" calcext:value-type="float">
            <text:p>6</text:p>
          </table:table-cell>
          <table:table-cell table:formula="of:=IFNA(VLOOKUP([.M5];[.$A$42:.$C$117];IF([.$B$38]=1;2;3);0);0)*[.L5]" office:value-type="float" office:value="0" calcext:value-type="float">
            <text:p>0</text:p>
          </table:table-cell>
          <table:table-cell table:formula="of:=IFNA(VLOOKUP([.O5];[.$A$42:.$C$117];IF([.$B$38]=1;2;3);0);0)*[.N5]" office:value-type="float" office:value="0" calcext:value-type="float">
            <text:p>0</text:p>
          </table:table-cell>
          <table:table-cell table:style-name="ce4" table:formula="of:=[.R5]*4+[.S5]*4+[.T5]*4+[.U5]*4+[.P5]*4+[.Q5]*[.$F$42]" office:value-type="float" office:value="4.24" calcext:value-type="float">
            <text:p>4.24</text:p>
          </table:table-cell>
          <table:table-cell table:formula="of:=[.Y5]+[.$F$38]+[.$F$39]+[.$F$40]+[.$F$41]*2" office:value-type="float" office:value="13.72" calcext:value-type="float">
            <text:p>13.72</text:p>
          </table:table-cell>
          <table:table-cell table:formula="of:=[.V5]*4+[.W5]*4+[.X5]*4" office:value-type="float" office:value="24" calcext:value-type="float">
            <text:p>24</text:p>
          </table:table-cell>
          <table:table-cell table:style-name="ce9" table:formula="of:=[.AA5]-[.Z5]" office:value-type="float" office:value="10.28" calcext:value-type="float">
            <text:p>10.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ndcollector</text:p>
          </table:table-cell>
          <table:table-cell table:number-columns-repeated="2"/>
          <table:table-cell table:style-name="ce1" table:number-columns-repeated="6"/>
          <table:table-cell table:style-name="ce7" office:value-type="float" office:value="2.5" calcext:value-type="float">
            <text:p>2.5</text:p>
          </table:table-cell>
          <table:table-cell table:style-name="ce1" office:value-type="string" calcext:value-type="string">
            <text:p>sand</text:p>
          </table:table-cell>
          <table:table-cell table:style-name="ce1" table:number-columns-repeated="4"/>
          <table:table-cell table:number-columns-repeated="2" table:style-name="ce1" office:value-type="float" office:value="1" calcext:value-type="float">
            <text:p>1</text:p>
          </table:table-cell>
          <table:table-cell table:style-name="ce4" table:formula="of:=IFNA(VLOOKUP([.C6];[.$A$42:.$C$117];IF([.$B$39]=1;3;2);0);0)*[.B6]" office:value-type="float" office:value="0" calcext:value-type="float">
            <text:p>0</text:p>
          </table:table-cell>
          <table:table-cell table:formula="of:=IFNA(VLOOKUP([.E6];[.$A$42:.$C$117];IF([.$B$39]=1;3;2);0);0)*[.D6]" office:value-type="float" office:value="0" calcext:value-type="float">
            <text:p>0</text:p>
          </table:table-cell>
          <table:table-cell table:formula="of:=IFNA(VLOOKUP([.G6];[.$A$42:.$C$117];IF([.$B$39]=1;3;2);0);0)*[.F6]" office:value-type="float" office:value="0" calcext:value-type="float">
            <text:p>0</text:p>
          </table:table-cell>
          <table:table-cell table:formula="of:=IFNA(VLOOKUP([.I6];[.$A$42:.$C$117];IF([.$B$39]=1;3;2);0);0)*[.H6]" office:value-type="float" office:value="0" calcext:value-type="float">
            <text:p>0</text:p>
          </table:table-cell>
          <table:table-cell table:formula="of:=IFNA(VLOOKUP([.K6];[.$A$42:.$C$117];IF([.$B$38]=1;2;3);0);0)*[.J6]" office:value-type="float" office:value="7.5" calcext:value-type="float">
            <text:p>7.5</text:p>
          </table:table-cell>
          <table:table-cell table:formula="of:=IFNA(VLOOKUP([.M6];[.$A$42:.$C$117];IF([.$B$38]=1;2;3);0);0)*[.L6]" office:value-type="float" office:value="0" calcext:value-type="float">
            <text:p>0</text:p>
          </table:table-cell>
          <table:table-cell table:formula="of:=IFNA(VLOOKUP([.O6];[.$A$42:.$C$117];IF([.$B$38]=1;2;3);0);0)*[.N6]" office:value-type="float" office:value="0" calcext:value-type="float">
            <text:p>0</text:p>
          </table:table-cell>
          <table:table-cell table:style-name="ce4" table:formula="of:=[.R6]*4+[.S6]*4+[.T6]*4+[.U6]*4+[.P6]*4+[.Q6]*[.$F$42]" office:value-type="float" office:value="4.56" calcext:value-type="float">
            <text:p>4.56</text:p>
          </table:table-cell>
          <table:table-cell table:formula="of:=[.Y6]+[.$F$38]+[.$F$39]+[.$F$40]+[.$F$41]*2" office:value-type="float" office:value="14.04" calcext:value-type="float">
            <text:p>14.04</text:p>
          </table:table-cell>
          <table:table-cell table:formula="of:=[.V6]*4+[.W6]*4+[.X6]*4" office:value-type="float" office:value="30" calcext:value-type="float">
            <text:p>30</text:p>
          </table:table-cell>
          <table:table-cell table:style-name="ce9" table:formula="of:=[.AA6]-[.Z6]" office:value-type="float" office:value="15.96" calcext:value-type="float">
            <text:p>15.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lassworks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nd</text:p>
          </table:table-cell>
          <table:table-cell table:style-name="ce1" table:number-columns-repeated="6"/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glass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4" table:formula="of:=IFNA(VLOOKUP([.C7];[.$A$42:.$C$117];IF([.$B$39]=1;3;2);0);0)*[.B7]" office:value-type="float" office:value="3" calcext:value-type="float">
            <text:p>3</text:p>
          </table:table-cell>
          <table:table-cell table:formula="of:=IFNA(VLOOKUP([.E7];[.$A$42:.$C$117];IF([.$B$39]=1;3;2);0);0)*[.D7]" office:value-type="float" office:value="0" calcext:value-type="float">
            <text:p>0</text:p>
          </table:table-cell>
          <table:table-cell table:formula="of:=IFNA(VLOOKUP([.G7];[.$A$42:.$C$117];IF([.$B$39]=1;3;2);0);0)*[.F7]" office:value-type="float" office:value="0" calcext:value-type="float">
            <text:p>0</text:p>
          </table:table-cell>
          <table:table-cell table:formula="of:=IFNA(VLOOKUP([.I7];[.$A$42:.$C$117];IF([.$B$39]=1;3;2);0);0)*[.H7]" office:value-type="float" office:value="0" calcext:value-type="float">
            <text:p>0</text:p>
          </table:table-cell>
          <table:table-cell table:formula="of:=IFNA(VLOOKUP([.K7];[.$A$42:.$C$117];IF([.$B$38]=1;2;3);0);0)*[.J7]" office:value-type="float" office:value="11" calcext:value-type="float">
            <text:p>11</text:p>
          </table:table-cell>
          <table:table-cell table:formula="of:=IFNA(VLOOKUP([.M7];[.$A$42:.$C$117];IF([.$B$38]=1;2;3);0);0)*[.L7]" office:value-type="float" office:value="0" calcext:value-type="float">
            <text:p>0</text:p>
          </table:table-cell>
          <table:table-cell table:formula="of:=IFNA(VLOOKUP([.O7];[.$A$42:.$C$117];IF([.$B$38]=1;2;3);0);0)*[.N7]" office:value-type="float" office:value="0" calcext:value-type="float">
            <text:p>0</text:p>
          </table:table-cell>
          <table:table-cell table:style-name="ce4" table:formula="of:=[.R7]*4+[.S7]*4+[.T7]*4+[.U7]*4+[.P7]*4+[.Q7]*[.$F$42]" office:value-type="float" office:value="19.36" calcext:value-type="float">
            <text:p>19.36</text:p>
          </table:table-cell>
          <table:table-cell table:formula="of:=[.Y7]+[.$F$38]+[.$F$39]+[.$F$40]+[.$F$41]*2" office:value-type="float" office:value="28.84" calcext:value-type="float">
            <text:p>28.84</text:p>
          </table:table-cell>
          <table:table-cell table:formula="of:=[.V7]*4+[.W7]*4+[.X7]*4" office:value-type="float" office:value="44" calcext:value-type="float">
            <text:p>44</text:p>
          </table:table-cell>
          <table:table-cell table:style-name="ce9" table:formula="of:=[.AA7]-[.Z7]" office:value-type="float" office:value="15.16" calcext:value-type="float">
            <text:p>15.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liconrefinery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sand</text:p>
          </table:table-cell>
          <table:table-cell table:style-name="ce1" table:number-columns-repeated="6"/>
          <table:table-cell table:style-name="ce15" office:value-type="float" office:value="1.25" calcext:value-type="float">
            <text:p>1.25</text:p>
          </table:table-cell>
          <table:table-cell table:style-name="ce1" office:value-type="string" calcext:value-type="string">
            <text:p>silicon</text:p>
          </table:table-cell>
          <table:table-cell table:style-name="ce1" table:number-columns-repeated="4"/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formula="of:=IFNA(VLOOKUP([.C8];[.$A$42:.$C$117];IF([.$B$39]=1;3;2);0);0)*[.B8]" office:value-type="float" office:value="3.5" calcext:value-type="float">
            <text:p>3.5</text:p>
          </table:table-cell>
          <table:table-cell table:formula="of:=IFNA(VLOOKUP([.E8];[.$A$42:.$C$117];IF([.$B$39]=1;3;2);0);0)*[.D8]" office:value-type="float" office:value="0" calcext:value-type="float">
            <text:p>0</text:p>
          </table:table-cell>
          <table:table-cell table:formula="of:=IFNA(VLOOKUP([.G8];[.$A$42:.$C$117];IF([.$B$39]=1;3;2);0);0)*[.F8]" office:value-type="float" office:value="0" calcext:value-type="float">
            <text:p>0</text:p>
          </table:table-cell>
          <table:table-cell table:formula="of:=IFNA(VLOOKUP([.I8];[.$A$42:.$C$117];IF([.$B$39]=1;3;2);0);0)*[.H8]" office:value-type="float" office:value="0" calcext:value-type="float">
            <text:p>0</text:p>
          </table:table-cell>
          <table:table-cell table:formula="of:=IFNA(VLOOKUP([.K8];[.$A$42:.$C$117];IF([.$B$38]=1;2;3);0);0)*[.J8]" office:value-type="float" office:value="10.625" calcext:value-type="float">
            <text:p>10.625</text:p>
          </table:table-cell>
          <table:table-cell table:formula="of:=IFNA(VLOOKUP([.M8];[.$A$42:.$C$117];IF([.$B$38]=1;2;3);0);0)*[.L8]" office:value-type="float" office:value="0" calcext:value-type="float">
            <text:p>0</text:p>
          </table:table-cell>
          <table:table-cell table:formula="of:=IFNA(VLOOKUP([.O8];[.$A$42:.$C$117];IF([.$B$38]=1;2;3);0);0)*[.N8]" office:value-type="float" office:value="0" calcext:value-type="float">
            <text:p>0</text:p>
          </table:table-cell>
          <table:table-cell table:style-name="ce4" table:formula="of:=[.R8]*4+[.S8]*4+[.T8]*4+[.U8]*4+[.P8]*4+[.Q8]*[.$F$42]" office:value-type="float" office:value="21.24" calcext:value-type="float">
            <text:p>21.24</text:p>
          </table:table-cell>
          <table:table-cell table:formula="of:=[.Y8]+[.$F$38]+[.$F$39]+[.$F$40]+[.$F$41]*2" office:value-type="float" office:value="30.72" calcext:value-type="float">
            <text:p>30.72</text:p>
          </table:table-cell>
          <table:table-cell table:formula="of:=[.V8]*4+[.W8]*4+[.X8]*4" office:value-type="float" office:value="42.5" calcext:value-type="float">
            <text:p>42.5</text:p>
          </table:table-cell>
          <table:table-cell table:style-name="ce9" table:formula="of:=[.AA8]-[.Z8]" office:value-type="float" office:value="11.78" calcext:value-type="float">
            <text:p>11.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sembly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p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licon</text:p>
          </table:table-cell>
          <table:table-cell table:style-name="ce1" table:number-columns-repeated="4"/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electronics</text:p>
          </table:table-cell>
          <table:table-cell table:style-name="ce1" table:number-columns-repeated="4"/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12" calcext:value-type="float">
            <text:p>12</text:p>
          </table:table-cell>
          <table:table-cell table:style-name="ce4" table:formula="of:=IFNA(VLOOKUP([.C9];[.$A$42:.$C$117];IF([.$B$39]=1;3;2);0);0)*[.B9]" office:value-type="float" office:value="3" calcext:value-type="float">
            <text:p>3</text:p>
          </table:table-cell>
          <table:table-cell table:formula="of:=IFNA(VLOOKUP([.E9];[.$A$42:.$C$117];IF([.$B$39]=1;3;2);0);0)*[.D9]" office:value-type="float" office:value="7" calcext:value-type="float">
            <text:p>7</text:p>
          </table:table-cell>
          <table:table-cell table:formula="of:=IFNA(VLOOKUP([.G9];[.$A$42:.$C$117];IF([.$B$39]=1;3;2);0);0)*[.F9]" office:value-type="float" office:value="0" calcext:value-type="float">
            <text:p>0</text:p>
          </table:table-cell>
          <table:table-cell table:formula="of:=IFNA(VLOOKUP([.I9];[.$A$42:.$C$117];IF([.$B$39]=1;3;2);0);0)*[.H9]" office:value-type="float" office:value="0" calcext:value-type="float">
            <text:p>0</text:p>
          </table:table-cell>
          <table:table-cell table:formula="of:=IFNA(VLOOKUP([.K9];[.$A$42:.$C$117];IF([.$B$38]=1;2;3);0);0)*[.J9]" office:value-type="float" office:value="20" calcext:value-type="float">
            <text:p>20</text:p>
          </table:table-cell>
          <table:table-cell table:formula="of:=IFNA(VLOOKUP([.M9];[.$A$42:.$C$117];IF([.$B$38]=1;2;3);0);0)*[.L9]" office:value-type="float" office:value="0" calcext:value-type="float">
            <text:p>0</text:p>
          </table:table-cell>
          <table:table-cell table:formula="of:=IFNA(VLOOKUP([.O9];[.$A$42:.$C$117];IF([.$B$38]=1;2;3);0);0)*[.N9]" office:value-type="float" office:value="0" calcext:value-type="float">
            <text:p>0</text:p>
          </table:table-cell>
          <table:table-cell table:style-name="ce4" table:formula="of:=[.R9]*4+[.S9]*4+[.T9]*4+[.U9]*4+[.P9]*4+[.Q9]*[.$F$42]" office:value-type="float" office:value="53.72" calcext:value-type="float">
            <text:p>53.72</text:p>
          </table:table-cell>
          <table:table-cell table:formula="of:=[.Y9]+[.$F$38]+[.$F$39]+[.$F$40]+[.$F$41]*2" office:value-type="float" office:value="63.2" calcext:value-type="float">
            <text:p>63.2</text:p>
          </table:table-cell>
          <table:table-cell table:formula="of:=[.V9]*4+[.W9]*4+[.X9]*4" office:value-type="float" office:value="80" calcext:value-type="float">
            <text:p>80</text:p>
          </table:table-cell>
          <table:table-cell table:style-name="ce9" table:formula="of:=[.AA9]-[.Z9]" office:value-type="float" office:value="16.8" calcext:value-type="float">
            <text:p>1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ilderrick</text:p>
          </table:table-cell>
          <table:table-cell table:number-columns-repeated="2"/>
          <table:table-cell table:style-name="ce1" table:number-columns-repeated="6"/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oil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formula="of:=IFNA(VLOOKUP([.C10];[.$A$42:.$C$117];IF([.$B$39]=1;3;2);0);0)*[.B10]" office:value-type="float" office:value="0" calcext:value-type="float">
            <text:p>0</text:p>
          </table:table-cell>
          <table:table-cell table:formula="of:=IFNA(VLOOKUP([.E10];[.$A$42:.$C$117];IF([.$B$39]=1;3;2);0);0)*[.D10]" office:value-type="float" office:value="0" calcext:value-type="float">
            <text:p>0</text:p>
          </table:table-cell>
          <table:table-cell table:formula="of:=IFNA(VLOOKUP([.G10];[.$A$42:.$C$117];IF([.$B$39]=1;3;2);0);0)*[.F10]" office:value-type="float" office:value="0" calcext:value-type="float">
            <text:p>0</text:p>
          </table:table-cell>
          <table:table-cell table:formula="of:=IFNA(VLOOKUP([.I10];[.$A$42:.$C$117];IF([.$B$39]=1;3;2);0);0)*[.H10]" office:value-type="float" office:value="0" calcext:value-type="float">
            <text:p>0</text:p>
          </table:table-cell>
          <table:table-cell table:formula="of:=IFNA(VLOOKUP([.K10];[.$A$42:.$C$117];IF([.$B$38]=1;2;3);0);0)*[.J10]" office:value-type="float" office:value="8" calcext:value-type="float">
            <text:p>8</text:p>
          </table:table-cell>
          <table:table-cell table:formula="of:=IFNA(VLOOKUP([.M10];[.$A$42:.$C$117];IF([.$B$38]=1;2;3);0);0)*[.L10]" office:value-type="float" office:value="0" calcext:value-type="float">
            <text:p>0</text:p>
          </table:table-cell>
          <table:table-cell table:formula="of:=IFNA(VLOOKUP([.O10];[.$A$42:.$C$117];IF([.$B$38]=1;2;3);0);0)*[.N10]" office:value-type="float" office:value="0" calcext:value-type="float">
            <text:p>0</text:p>
          </table:table-cell>
          <table:table-cell table:style-name="ce4" table:formula="of:=[.R10]*4+[.S10]*4+[.T10]*4+[.U10]*4+[.P10]*4+[.Q10]*[.$F$42]" office:value-type="float" office:value="5.12" calcext:value-type="float">
            <text:p>5.12</text:p>
          </table:table-cell>
          <table:table-cell table:formula="of:=[.Y10]+[.$F$38]+[.$F$39]+[.$F$40]+[.$F$41]*2" office:value-type="float" office:value="14.6" calcext:value-type="float">
            <text:p>14.6</text:p>
          </table:table-cell>
          <table:table-cell table:formula="of:=[.V10]*4+[.W10]*4+[.X10]*4" office:value-type="float" office:value="32" calcext:value-type="float">
            <text:p>32</text:p>
          </table:table-cell>
          <table:table-cell table:style-name="ce9" table:formula="of:=[.AA10]-[.Z10]" office:value-type="float" office:value="17.4" calcext:value-type="float">
            <text:p>17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eelmill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on</text:p>
          </table:table-cell>
          <table:table-cell table:style-name="ce1" table:number-columns-repeated="6"/>
          <table:table-cell table:style-name="ce7" office:value-type="float" office:value="1.75" calcext:value-type="float">
            <text:p>1.75</text:p>
          </table:table-cell>
          <table:table-cell table:style-name="ce1" office:value-type="string" calcext:value-type="string">
            <text:p>steel</text:p>
          </table:table-cell>
          <table:table-cell table:style-name="ce1" table:number-columns-repeated="4"/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7" calcext:value-type="float">
            <text:p>7</text:p>
          </table:table-cell>
          <table:table-cell table:style-name="ce4" table:formula="of:=IFNA(VLOOKUP([.C11];[.$A$42:.$C$117];IF([.$B$39]=1;3;2);0);0)*[.B11]" office:value-type="float" office:value="3" calcext:value-type="float">
            <text:p>3</text:p>
          </table:table-cell>
          <table:table-cell table:formula="of:=IFNA(VLOOKUP([.E11];[.$A$42:.$C$117];IF([.$B$39]=1;3;2);0);0)*[.D11]" office:value-type="float" office:value="0" calcext:value-type="float">
            <text:p>0</text:p>
          </table:table-cell>
          <table:table-cell table:formula="of:=IFNA(VLOOKUP([.G11];[.$A$42:.$C$117];IF([.$B$39]=1;3;2);0);0)*[.F11]" office:value-type="float" office:value="0" calcext:value-type="float">
            <text:p>0</text:p>
          </table:table-cell>
          <table:table-cell table:formula="of:=IFNA(VLOOKUP([.I11];[.$A$42:.$C$117];IF([.$B$39]=1;3;2);0);0)*[.H11]" office:value-type="float" office:value="0" calcext:value-type="float">
            <text:p>0</text:p>
          </table:table-cell>
          <table:table-cell table:formula="of:=IFNA(VLOOKUP([.K11];[.$A$42:.$C$117];IF([.$B$38]=1;2;3);0);0)*[.J11]" office:value-type="float" office:value="10.5" calcext:value-type="float">
            <text:p>10.5</text:p>
          </table:table-cell>
          <table:table-cell table:formula="of:=IFNA(VLOOKUP([.M11];[.$A$42:.$C$117];IF([.$B$38]=1;2;3);0);0)*[.L11]" office:value-type="float" office:value="0" calcext:value-type="float">
            <text:p>0</text:p>
          </table:table-cell>
          <table:table-cell table:formula="of:=IFNA(VLOOKUP([.O11];[.$A$42:.$C$117];IF([.$B$38]=1;2;3);0);0)*[.N11]" office:value-type="float" office:value="0" calcext:value-type="float">
            <text:p>0</text:p>
          </table:table-cell>
          <table:table-cell table:style-name="ce4" table:formula="of:=[.R11]*4+[.S11]*4+[.T11]*4+[.U11]*4+[.P11]*4+[.Q11]*[.$F$42]" office:value-type="float" office:value="20.92" calcext:value-type="float">
            <text:p>20.92</text:p>
          </table:table-cell>
          <table:table-cell table:formula="of:=[.Y11]+[.$F$38]+[.$F$39]+[.$F$40]+[.$F$41]*2" office:value-type="float" office:value="30.4" calcext:value-type="float">
            <text:p>30.4</text:p>
          </table:table-cell>
          <table:table-cell table:formula="of:=[.V11]*4+[.W11]*4+[.X11]*4" office:value-type="float" office:value="42" calcext:value-type="float">
            <text:p>42</text:p>
          </table:table-cell>
          <table:table-cell table:style-name="ce9" table:formula="of:=[.AA11]-[.Z11]" office:value-type="float" office:value="11.6" calcext:value-type="float">
            <text:p>11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sticsfactory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il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wood</text:p>
          </table:table-cell>
          <table:table-cell table:style-name="ce1" table:number-columns-repeated="4"/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plastics</text:p>
          </table:table-cell>
          <table:table-cell table:style-name="ce1" table:number-columns-repeated="4"/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8" calcext:value-type="float">
            <text:p>8</text:p>
          </table:table-cell>
          <table:table-cell table:style-name="ce4" table:formula="of:=IFNA(VLOOKUP([.C12];[.$A$42:.$C$117];IF([.$B$39]=1;3;2);0);0)*[.B12]" office:value-type="float" office:value="1.25" calcext:value-type="float">
            <text:p>1.25</text:p>
          </table:table-cell>
          <table:table-cell table:formula="of:=IFNA(VLOOKUP([.E12];[.$A$42:.$C$117];IF([.$B$39]=1;3;2);0);0)*[.D12]" office:value-type="float" office:value="0.5" calcext:value-type="float">
            <text:p>0.5</text:p>
          </table:table-cell>
          <table:table-cell table:formula="of:=IFNA(VLOOKUP([.G12];[.$A$42:.$C$117];IF([.$B$39]=1;3;2);0);0)*[.F12]" office:value-type="float" office:value="0" calcext:value-type="float">
            <text:p>0</text:p>
          </table:table-cell>
          <table:table-cell table:formula="of:=IFNA(VLOOKUP([.I12];[.$A$42:.$C$117];IF([.$B$39]=1;3;2);0);0)*[.H12]" office:value-type="float" office:value="0" calcext:value-type="float">
            <text:p>0</text:p>
          </table:table-cell>
          <table:table-cell table:formula="of:=IFNA(VLOOKUP([.K12];[.$A$42:.$C$117];IF([.$B$38]=1;2;3);0);0)*[.J12]" office:value-type="float" office:value="10" calcext:value-type="float">
            <text:p>10</text:p>
          </table:table-cell>
          <table:table-cell table:formula="of:=IFNA(VLOOKUP([.M12];[.$A$42:.$C$117];IF([.$B$38]=1;2;3);0);0)*[.L12]" office:value-type="float" office:value="0" calcext:value-type="float">
            <text:p>0</text:p>
          </table:table-cell>
          <table:table-cell table:formula="of:=IFNA(VLOOKUP([.O12];[.$A$42:.$C$117];IF([.$B$38]=1;2;3);0);0)*[.N12]" office:value-type="float" office:value="0" calcext:value-type="float">
            <text:p>0</text:p>
          </table:table-cell>
          <table:table-cell table:style-name="ce4" table:formula="of:=[.R12]*4+[.S12]*4+[.T12]*4+[.U12]*4+[.P12]*4+[.Q12]*[.$F$42]" office:value-type="float" office:value="17.48" calcext:value-type="float">
            <text:p>17.48</text:p>
          </table:table-cell>
          <table:table-cell table:formula="of:=[.Y12]+[.$F$38]+[.$F$39]+[.$F$40]+[.$F$41]*2" office:value-type="float" office:value="26.96" calcext:value-type="float">
            <text:p>26.96</text:p>
          </table:table-cell>
          <table:table-cell table:formula="of:=[.V12]*4+[.W12]*4+[.X12]*4" office:value-type="float" office:value="40" calcext:value-type="float">
            <text:p>40</text:p>
          </table:table-cell>
          <table:table-cell table:style-name="ce9" table:formula="of:=[.AA12]-[.Z12]" office:value-type="float" office:value="13.04" calcext:value-type="float">
            <text:p>13.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urnifa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od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plastics</text:p>
          </table:table-cell>
          <table:table-cell table:style-name="ce1" table:number-columns-repeated="4"/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furniture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4" table:formula="of:=IFNA(VLOOKUP([.C13];[.$A$42:.$C$117];IF([.$B$39]=1;3;2);0);0)*[.B13]" office:value-type="float" office:value="1" calcext:value-type="float">
            <text:p>1</text:p>
          </table:table-cell>
          <table:table-cell table:formula="of:=IFNA(VLOOKUP([.E13];[.$A$42:.$C$117];IF([.$B$39]=1;3;2);0);0)*[.D13]" office:value-type="float" office:value="2" calcext:value-type="float">
            <text:p>2</text:p>
          </table:table-cell>
          <table:table-cell table:formula="of:=IFNA(VLOOKUP([.G13];[.$A$42:.$C$117];IF([.$B$39]=1;3;2);0);0)*[.F13]" office:value-type="float" office:value="0" calcext:value-type="float">
            <text:p>0</text:p>
          </table:table-cell>
          <table:table-cell table:formula="of:=IFNA(VLOOKUP([.I13];[.$A$42:.$C$117];IF([.$B$39]=1;3;2);0);0)*[.H13]" office:value-type="float" office:value="0" calcext:value-type="float">
            <text:p>0</text:p>
          </table:table-cell>
          <table:table-cell table:formula="of:=IFNA(VLOOKUP([.K13];[.$A$42:.$C$117];IF([.$B$38]=1;2;3);0);0)*[.J13]" office:value-type="float" office:value="13" calcext:value-type="float">
            <text:p>13</text:p>
          </table:table-cell>
          <table:table-cell table:formula="of:=IFNA(VLOOKUP([.M13];[.$A$42:.$C$117];IF([.$B$38]=1;2;3);0);0)*[.L13]" office:value-type="float" office:value="0" calcext:value-type="float">
            <text:p>0</text:p>
          </table:table-cell>
          <table:table-cell table:formula="of:=IFNA(VLOOKUP([.O13];[.$A$42:.$C$117];IF([.$B$38]=1;2;3);0);0)*[.N13]" office:value-type="float" office:value="0" calcext:value-type="float">
            <text:p>0</text:p>
          </table:table-cell>
          <table:table-cell table:style-name="ce4" table:formula="of:=[.R13]*4+[.S13]*4+[.T13]*4+[.U13]*4+[.P13]*4+[.Q13]*[.$F$42]" office:value-type="float" office:value="23.36" calcext:value-type="float">
            <text:p>23.36</text:p>
          </table:table-cell>
          <table:table-cell table:formula="of:=[.Y13]+[.$F$38]+[.$F$39]+[.$F$40]+[.$F$41]*2" office:value-type="float" office:value="32.84" calcext:value-type="float">
            <text:p>32.84</text:p>
          </table:table-cell>
          <table:table-cell table:formula="of:=[.V13]*4+[.W13]*4+[.X13]*4" office:value-type="float" office:value="52" calcext:value-type="float">
            <text:p>52</text:p>
          </table:table-cell>
          <table:table-cell table:style-name="ce9" table:formula="of:=[.AA13]-[.Z13]" office:value-type="float" office:value="19.16" calcext:value-type="float">
            <text:p>19.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nogigafactory</text:p>
          </table:table-cell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lithium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copper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plastics</text:p>
          </table:table-cell>
          <table:table-cell table:style-name="ce1" table:number-columns-repeated="2"/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batteries</text:p>
          </table:table-cell>
          <table:table-cell table:style-name="ce1" table:number-columns-repeated="4"/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4" table:formula="of:=IFNA(VLOOKUP([.C14];[.$A$42:.$C$117];IF([.$B$39]=1;3;2);0);0)*[.B14]" office:value-type="float" office:value="2.5" calcext:value-type="float">
            <text:p>2.5</text:p>
          </table:table-cell>
          <table:table-cell table:formula="of:=IFNA(VLOOKUP([.E14];[.$A$42:.$C$117];IF([.$B$39]=1;3;2);0);0)*[.D14]" office:value-type="float" office:value="1.5" calcext:value-type="float">
            <text:p>1.5</text:p>
          </table:table-cell>
          <table:table-cell table:formula="of:=IFNA(VLOOKUP([.G14];[.$A$42:.$C$117];IF([.$B$39]=1;3;2);0);0)*[.F14]" office:value-type="float" office:value="2" calcext:value-type="float">
            <text:p>2</text:p>
          </table:table-cell>
          <table:table-cell table:formula="of:=IFNA(VLOOKUP([.I14];[.$A$42:.$C$117];IF([.$B$39]=1;3;2);0);0)*[.H14]" office:value-type="float" office:value="0" calcext:value-type="float">
            <text:p>0</text:p>
          </table:table-cell>
          <table:table-cell table:formula="of:=IFNA(VLOOKUP([.K14];[.$A$42:.$C$117];IF([.$B$38]=1;2;3);0);0)*[.J14]" office:value-type="float" office:value="15" calcext:value-type="float">
            <text:p>15</text:p>
          </table:table-cell>
          <table:table-cell table:formula="of:=IFNA(VLOOKUP([.M14];[.$A$42:.$C$117];IF([.$B$38]=1;2;3);0);0)*[.L14]" office:value-type="float" office:value="0" calcext:value-type="float">
            <text:p>0</text:p>
          </table:table-cell>
          <table:table-cell table:formula="of:=IFNA(VLOOKUP([.O14];[.$A$42:.$C$117];IF([.$B$38]=1;2;3);0);0)*[.N14]" office:value-type="float" office:value="0" calcext:value-type="float">
            <text:p>0</text:p>
          </table:table-cell>
          <table:table-cell table:style-name="ce4" table:formula="of:=[.R14]*4+[.S14]*4+[.T14]*4+[.U14]*4+[.P14]*4+[.Q14]*[.$F$42]" office:value-type="float" office:value="35.6" calcext:value-type="float">
            <text:p>35.6</text:p>
          </table:table-cell>
          <table:table-cell table:formula="of:=[.Y14]+[.$F$38]+[.$F$39]+[.$F$40]+[.$F$41]*2" office:value-type="float" office:value="45.08" calcext:value-type="float">
            <text:p>45.08</text:p>
          </table:table-cell>
          <table:table-cell table:formula="of:=[.V14]*4+[.W14]*4+[.X14]*4" office:value-type="float" office:value="60" calcext:value-type="float">
            <text:p>60</text:p>
          </table:table-cell>
          <table:table-cell table:style-name="ce9" table:formula="of:=[.AA14]-[.Z14]" office:value-type="float" office:value="14.92" calcext:value-type="float">
            <text:p>14.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parelfa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iles</text:p>
          </table:table-cell>
          <table:table-cell table:style-name="ce1" table:number-columns-repeated="6"/>
          <table:table-cell table:style-name="ce7" office:value-type="float" office:value="0.5" calcext:value-type="float">
            <text:p>0.5</text:p>
          </table:table-cell>
          <table:table-cell table:style-name="ce1" office:value-type="string" calcext:value-type="string">
            <text:p>clothing</text:p>
          </table:table-cell>
          <table:table-cell table:style-name="ce1" table:number-columns-repeated="4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formula="of:=IFNA(VLOOKUP([.C15];[.$A$42:.$C$117];IF([.$B$39]=1;3;2);0);0)*[.B15]" office:value-type="float" office:value="4" calcext:value-type="float">
            <text:p>4</text:p>
          </table:table-cell>
          <table:table-cell table:formula="of:=IFNA(VLOOKUP([.E15];[.$A$42:.$C$117];IF([.$B$39]=1;3;2);0);0)*[.D15]" office:value-type="float" office:value="0" calcext:value-type="float">
            <text:p>0</text:p>
          </table:table-cell>
          <table:table-cell table:formula="of:=IFNA(VLOOKUP([.G15];[.$A$42:.$C$117];IF([.$B$39]=1;3;2);0);0)*[.F15]" office:value-type="float" office:value="0" calcext:value-type="float">
            <text:p>0</text:p>
          </table:table-cell>
          <table:table-cell table:formula="of:=IFNA(VLOOKUP([.I15];[.$A$42:.$C$117];IF([.$B$39]=1;3;2);0);0)*[.H15]" office:value-type="float" office:value="0" calcext:value-type="float">
            <text:p>0</text:p>
          </table:table-cell>
          <table:table-cell table:formula="of:=IFNA(VLOOKUP([.K15];[.$A$42:.$C$117];IF([.$B$38]=1;2;3);0);0)*[.J15]" office:value-type="float" office:value="7" calcext:value-type="float">
            <text:p>7</text:p>
          </table:table-cell>
          <table:table-cell table:formula="of:=IFNA(VLOOKUP([.M15];[.$A$42:.$C$117];IF([.$B$38]=1;2;3);0);0)*[.L15]" office:value-type="float" office:value="0" calcext:value-type="float">
            <text:p>0</text:p>
          </table:table-cell>
          <table:table-cell table:formula="of:=IFNA(VLOOKUP([.O15];[.$A$42:.$C$117];IF([.$B$38]=1;2;3);0);0)*[.N15]" office:value-type="float" office:value="0" calcext:value-type="float">
            <text:p>0</text:p>
          </table:table-cell>
          <table:table-cell table:style-name="ce4" table:formula="of:=[.R15]*4+[.S15]*4+[.T15]*4+[.U15]*4+[.P15]*4+[.Q15]*[.$F$42]" office:value-type="float" office:value="20.24" calcext:value-type="float">
            <text:p>20.24</text:p>
          </table:table-cell>
          <table:table-cell table:formula="of:=[.Y15]+[.$F$38]+[.$F$39]+[.$F$40]+[.$F$41]*2" office:value-type="float" office:value="29.72" calcext:value-type="float">
            <text:p>29.72</text:p>
          </table:table-cell>
          <table:table-cell table:formula="of:=[.V15]*4+[.W15]*4+[.X15]*4" office:value-type="float" office:value="28" calcext:value-type="float">
            <text:p>28</text:p>
          </table:table-cell>
          <table:table-cell table:style-name="ce9" table:formula="of:=[.AA15]-[.Z15]" office:value-type="float" office:value="-1.72" calcext:value-type="float">
            <text:p>-1.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armaceuticalslab</text:p>
          </table:table-cell>
          <table:table-cell table:number-columns-repeated="2"/>
          <table:table-cell table:style-name="ce1" table:number-columns-repeated="6"/>
          <table:table-cell table:style-name="ce7" office:value-type="float" office:value="2.5" calcext:value-type="float">
            <text:p>2.5</text:p>
          </table:table-cell>
          <table:table-cell table:style-name="ce1" office:value-type="string" calcext:value-type="string">
            <text:p>pharmaceuticals</text:p>
          </table:table-cell>
          <table:table-cell table:style-name="ce1" table:number-columns-repeated="4"/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4" table:formula="of:=IFNA(VLOOKUP([.C16];[.$A$42:.$C$117];IF([.$B$39]=1;3;2);0);0)*[.B16]" office:value-type="float" office:value="0" calcext:value-type="float">
            <text:p>0</text:p>
          </table:table-cell>
          <table:table-cell table:formula="of:=IFNA(VLOOKUP([.E16];[.$A$42:.$C$117];IF([.$B$39]=1;3;2);0);0)*[.D16]" office:value-type="float" office:value="0" calcext:value-type="float">
            <text:p>0</text:p>
          </table:table-cell>
          <table:table-cell table:formula="of:=IFNA(VLOOKUP([.G16];[.$A$42:.$C$117];IF([.$B$39]=1;3;2);0);0)*[.F16]" office:value-type="float" office:value="0" calcext:value-type="float">
            <text:p>0</text:p>
          </table:table-cell>
          <table:table-cell table:formula="of:=IFNA(VLOOKUP([.I16];[.$A$42:.$C$117];IF([.$B$39]=1;3;2);0);0)*[.H16]" office:value-type="float" office:value="0" calcext:value-type="float">
            <text:p>0</text:p>
          </table:table-cell>
          <table:table-cell table:formula="of:=IFNA(VLOOKUP([.K16];[.$A$42:.$C$117];IF([.$B$38]=1;2;3);0);0)*[.J16]" office:value-type="float" office:value="17.5" calcext:value-type="float">
            <text:p>17.5</text:p>
          </table:table-cell>
          <table:table-cell table:formula="of:=IFNA(VLOOKUP([.M16];[.$A$42:.$C$117];IF([.$B$38]=1;2;3);0);0)*[.L16]" office:value-type="float" office:value="0" calcext:value-type="float">
            <text:p>0</text:p>
          </table:table-cell>
          <table:table-cell table:formula="of:=IFNA(VLOOKUP([.O16];[.$A$42:.$C$117];IF([.$B$38]=1;2;3);0);0)*[.N16]" office:value-type="float" office:value="0" calcext:value-type="float">
            <text:p>0</text:p>
          </table:table-cell>
          <table:table-cell table:style-name="ce4" table:formula="of:=[.R16]*4+[.S16]*4+[.T16]*4+[.U16]*4+[.P16]*4+[.Q16]*[.$F$42]" office:value-type="float" office:value="22.08" calcext:value-type="float">
            <text:p>22.08</text:p>
          </table:table-cell>
          <table:table-cell table:formula="of:=[.Y16]+[.$F$38]+[.$F$39]+[.$F$40]+[.$F$41]*2" office:value-type="float" office:value="31.56" calcext:value-type="float">
            <text:p>31.56</text:p>
          </table:table-cell>
          <table:table-cell table:formula="of:=[.V16]*4+[.W16]*4+[.X16]*4" office:value-type="float" office:value="70" calcext:value-type="float">
            <text:p>70</text:p>
          </table:table-cell>
          <table:table-cell table:style-name="ce9" table:formula="of:=[.AA16]-[.Z16]" office:value-type="float" office:value="38.44" calcext:value-type="float">
            <text:p>38.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rystalmine</text:p>
          </table:table-cell>
          <table:table-cell table:number-columns-repeated="2"/>
          <table:table-cell table:style-name="ce1" table:number-columns-repeated="6"/>
          <table:table-cell table:style-name="ce7" office:value-type="float" office:value="0.5" calcext:value-type="float">
            <text:p>0.5</text:p>
          </table:table-cell>
          <table:table-cell table:style-name="ce1" office:value-type="string" calcext:value-type="string">
            <text:p>gemstones</text:p>
          </table:table-cell>
          <table:table-cell table:style-name="ce1" table:number-columns-repeated="4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IFNA(VLOOKUP([.C17];[.$A$42:.$C$117];IF([.$B$39]=1;3;2);0);0)*[.B17]" office:value-type="float" office:value="0" calcext:value-type="float">
            <text:p>0</text:p>
          </table:table-cell>
          <table:table-cell table:formula="of:=IFNA(VLOOKUP([.E17];[.$A$42:.$C$117];IF([.$B$39]=1;3;2);0);0)*[.D17]" office:value-type="float" office:value="0" calcext:value-type="float">
            <text:p>0</text:p>
          </table:table-cell>
          <table:table-cell table:formula="of:=IFNA(VLOOKUP([.G17];[.$A$42:.$C$117];IF([.$B$39]=1;3;2);0);0)*[.F17]" office:value-type="float" office:value="0" calcext:value-type="float">
            <text:p>0</text:p>
          </table:table-cell>
          <table:table-cell table:formula="of:=IFNA(VLOOKUP([.I17];[.$A$42:.$C$117];IF([.$B$39]=1;3;2);0);0)*[.H17]" office:value-type="float" office:value="0" calcext:value-type="float">
            <text:p>0</text:p>
          </table:table-cell>
          <table:table-cell table:formula="of:=IFNA(VLOOKUP([.K17];[.$A$42:.$C$117];IF([.$B$38]=1;2;3);0);0)*[.J17]" office:value-type="float" office:value="5.5" calcext:value-type="float">
            <text:p>5.5</text:p>
          </table:table-cell>
          <table:table-cell table:formula="of:=IFNA(VLOOKUP([.M17];[.$A$42:.$C$117];IF([.$B$38]=1;2;3);0);0)*[.L17]" office:value-type="float" office:value="0" calcext:value-type="float">
            <text:p>0</text:p>
          </table:table-cell>
          <table:table-cell table:formula="of:=IFNA(VLOOKUP([.O17];[.$A$42:.$C$117];IF([.$B$38]=1;2;3);0);0)*[.N17]" office:value-type="float" office:value="0" calcext:value-type="float">
            <text:p>0</text:p>
          </table:table-cell>
          <table:table-cell table:style-name="ce4" table:formula="of:=[.R17]*4+[.S17]*4+[.T17]*4+[.U17]*4+[.P17]*4+[.Q17]*[.$F$42]" office:value-type="float" office:value="3" calcext:value-type="float">
            <text:p>3</text:p>
          </table:table-cell>
          <table:table-cell table:formula="of:=[.Y17]+[.$F$38]+[.$F$39]+[.$F$40]+[.$F$41]*2" office:value-type="float" office:value="12.48" calcext:value-type="float">
            <text:p>12.48</text:p>
          </table:table-cell>
          <table:table-cell table:formula="of:=[.V17]*4+[.W17]*4+[.X17]*4" office:value-type="float" office:value="22" calcext:value-type="float">
            <text:p>22</text:p>
          </table:table-cell>
          <table:table-cell table:style-name="ce9" table:formula="of:=[.AA17]-[.Z17]" office:value-type="float" office:value="9.52" calcext:value-type="float">
            <text:p>9.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ymanufactu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tics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string" calcext:value-type="string">
            <text:p>electronics</text:p>
          </table:table-cell>
          <table:table-cell table:style-name="ce1" table:number-columns-repeated="4"/>
          <table:table-cell table:style-name="ce7" office:value-type="float" office:value="2.5" calcext:value-type="float">
            <text:p>2.5</text:p>
          </table:table-cell>
          <table:table-cell table:style-name="ce1" office:value-type="string" calcext:value-type="string">
            <text:p>toys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4" table:formula="of:=IFNA(VLOOKUP([.C18];[.$A$42:.$C$117];IF([.$B$39]=1;3;2);0);0)*[.B18]" office:value-type="float" office:value="4" calcext:value-type="float">
            <text:p>4</text:p>
          </table:table-cell>
          <table:table-cell table:formula="of:=IFNA(VLOOKUP([.E18];[.$A$42:.$C$117];IF([.$B$39]=1;3;2);0);0)*[.D18]" office:value-type="float" office:value="2.125" calcext:value-type="float">
            <text:p>2.125</text:p>
          </table:table-cell>
          <table:table-cell table:formula="of:=IFNA(VLOOKUP([.G18];[.$A$42:.$C$117];IF([.$B$39]=1;3;2);0);0)*[.F18]" office:value-type="float" office:value="0" calcext:value-type="float">
            <text:p>0</text:p>
          </table:table-cell>
          <table:table-cell table:formula="of:=IFNA(VLOOKUP([.I18];[.$A$42:.$C$117];IF([.$B$39]=1;3;2);0);0)*[.H18]" office:value-type="float" office:value="0" calcext:value-type="float">
            <text:p>0</text:p>
          </table:table-cell>
          <table:table-cell table:formula="of:=IFNA(VLOOKUP([.K18];[.$A$42:.$C$117];IF([.$B$38]=1;2;3);0);0)*[.J18]" office:value-type="float" office:value="13.75" calcext:value-type="float">
            <text:p>13.75</text:p>
          </table:table-cell>
          <table:table-cell table:formula="of:=IFNA(VLOOKUP([.M18];[.$A$42:.$C$117];IF([.$B$38]=1;2;3);0);0)*[.L18]" office:value-type="float" office:value="0" calcext:value-type="float">
            <text:p>0</text:p>
          </table:table-cell>
          <table:table-cell table:formula="of:=IFNA(VLOOKUP([.O18];[.$A$42:.$C$117];IF([.$B$38]=1;2;3);0);0)*[.N18]" office:value-type="float" office:value="0" calcext:value-type="float">
            <text:p>0</text:p>
          </table:table-cell>
          <table:table-cell table:style-name="ce4" table:formula="of:=[.R18]*4+[.S18]*4+[.T18]*4+[.U18]*4+[.P18]*4+[.Q18]*[.$F$42]" office:value-type="float" office:value="35.3" calcext:value-type="float">
            <text:p>35.3</text:p>
          </table:table-cell>
          <table:table-cell table:formula="of:=[.Y18]+[.$F$38]+[.$F$39]+[.$F$40]+[.$F$41]*2" office:value-type="float" office:value="44.78" calcext:value-type="float">
            <text:p>44.78</text:p>
          </table:table-cell>
          <table:table-cell table:formula="of:=[.V18]*4+[.W18]*4+[.X18]*4" office:value-type="float" office:value="55" calcext:value-type="float">
            <text:p>55</text:p>
          </table:table-cell>
          <table:table-cell table:style-name="ce9" table:formula="of:=[.AA18]-[.Z18]" office:value-type="float" office:value="10.22" calcext:value-type="float">
            <text:p>10.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xtilemill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wood</text:p>
          </table:table-cell>
          <table:table-cell table:style-name="ce1" table:number-columns-repeated="6"/>
          <table:table-cell table:style-name="ce7" office:value-type="float" office:value="1.25" calcext:value-type="float">
            <text:p>1.25</text:p>
          </table:table-cell>
          <table:table-cell table:style-name="ce1" office:value-type="string" calcext:value-type="string">
            <text:p>textiles</text:p>
          </table:table-cell>
          <table:table-cell table:style-name="ce1" table:number-columns-repeated="4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formula="of:=IFNA(VLOOKUP([.C19];[.$A$42:.$C$117];IF([.$B$39]=1;3;2);0);0)*[.B19]" office:value-type="float" office:value="0.25" calcext:value-type="float">
            <text:p>0.25</text:p>
          </table:table-cell>
          <table:table-cell table:formula="of:=IFNA(VLOOKUP([.E19];[.$A$42:.$C$117];IF([.$B$39]=1;3;2);0);0)*[.D19]" office:value-type="float" office:value="0" calcext:value-type="float">
            <text:p>0</text:p>
          </table:table-cell>
          <table:table-cell table:formula="of:=IFNA(VLOOKUP([.G19];[.$A$42:.$C$117];IF([.$B$39]=1;3;2);0);0)*[.F19]" office:value-type="float" office:value="0" calcext:value-type="float">
            <text:p>0</text:p>
          </table:table-cell>
          <table:table-cell table:formula="of:=IFNA(VLOOKUP([.I19];[.$A$42:.$C$117];IF([.$B$39]=1;3;2);0);0)*[.H19]" office:value-type="float" office:value="0" calcext:value-type="float">
            <text:p>0</text:p>
          </table:table-cell>
          <table:table-cell table:formula="of:=IFNA(VLOOKUP([.K19];[.$A$42:.$C$117];IF([.$B$38]=1;2;3);0);0)*[.J19]" office:value-type="float" office:value="6.25" calcext:value-type="float">
            <text:p>6.25</text:p>
          </table:table-cell>
          <table:table-cell table:formula="of:=IFNA(VLOOKUP([.M19];[.$A$42:.$C$117];IF([.$B$38]=1;2;3);0);0)*[.L19]" office:value-type="float" office:value="0" calcext:value-type="float">
            <text:p>0</text:p>
          </table:table-cell>
          <table:table-cell table:formula="of:=IFNA(VLOOKUP([.O19];[.$A$42:.$C$117];IF([.$B$38]=1;2;3);0);0)*[.N19]" office:value-type="float" office:value="0" calcext:value-type="float">
            <text:p>0</text:p>
          </table:table-cell>
          <table:table-cell table:style-name="ce4" table:formula="of:=[.R19]*4+[.S19]*4+[.T19]*4+[.U19]*4+[.P19]*4+[.Q19]*[.$F$42]" office:value-type="float" office:value="6.24" calcext:value-type="float">
            <text:p>6.24</text:p>
          </table:table-cell>
          <table:table-cell table:formula="of:=[.Y19]+[.$F$38]+[.$F$39]+[.$F$40]+[.$F$41]*2" office:value-type="float" office:value="15.72" calcext:value-type="float">
            <text:p>15.72</text:p>
          </table:table-cell>
          <table:table-cell table:formula="of:=[.V19]*4+[.W19]*4+[.X19]*4" office:value-type="float" office:value="25" calcext:value-type="float">
            <text:p>25</text:p>
          </table:table-cell>
          <table:table-cell table:style-name="ce9" table:formula="of:=[.AA19]-[.Z19]" office:value-type="float" office:value="9.28" calcext:value-type="float">
            <text:p>9.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thiummine</text:p>
          </table:table-cell>
          <table:table-cell table:number-columns-repeated="2"/>
          <table:table-cell table:style-name="ce1" table:number-columns-repeated="6"/>
          <table:table-cell table:style-name="ce7" office:value-type="float" office:value="1.5" calcext:value-type="float">
            <text:p>1.5</text:p>
          </table:table-cell>
          <table:table-cell table:style-name="ce1" office:value-type="string" calcext:value-type="string">
            <text:p>lithium</text:p>
          </table:table-cell>
          <table:table-cell table:style-name="ce1" table:number-columns-repeated="4"/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IFNA(VLOOKUP([.C20];[.$A$42:.$C$117];IF([.$B$39]=1;3;2);0);0)*[.B20]" office:value-type="float" office:value="0" calcext:value-type="float">
            <text:p>0</text:p>
          </table:table-cell>
          <table:table-cell table:formula="of:=IFNA(VLOOKUP([.E20];[.$A$42:.$C$117];IF([.$B$39]=1;3;2);0);0)*[.D20]" office:value-type="float" office:value="0" calcext:value-type="float">
            <text:p>0</text:p>
          </table:table-cell>
          <table:table-cell table:formula="of:=IFNA(VLOOKUP([.G20];[.$A$42:.$C$117];IF([.$B$39]=1;3;2);0);0)*[.F20]" office:value-type="float" office:value="0" calcext:value-type="float">
            <text:p>0</text:p>
          </table:table-cell>
          <table:table-cell table:formula="of:=IFNA(VLOOKUP([.I20];[.$A$42:.$C$117];IF([.$B$39]=1;3;2);0);0)*[.H20]" office:value-type="float" office:value="0" calcext:value-type="float">
            <text:p>0</text:p>
          </table:table-cell>
          <table:table-cell table:formula="of:=IFNA(VLOOKUP([.K20];[.$A$42:.$C$117];IF([.$B$38]=1;2;3);0);0)*[.J20]" office:value-type="float" office:value="12" calcext:value-type="float">
            <text:p>12</text:p>
          </table:table-cell>
          <table:table-cell table:formula="of:=IFNA(VLOOKUP([.M20];[.$A$42:.$C$117];IF([.$B$38]=1;2;3);0);0)*[.L20]" office:value-type="float" office:value="0" calcext:value-type="float">
            <text:p>0</text:p>
          </table:table-cell>
          <table:table-cell table:formula="of:=IFNA(VLOOKUP([.O20];[.$A$42:.$C$117];IF([.$B$38]=1;2;3);0);0)*[.N20]" office:value-type="float" office:value="0" calcext:value-type="float">
            <text:p>0</text:p>
          </table:table-cell>
          <table:table-cell table:style-name="ce4" table:formula="of:=[.R20]*4+[.S20]*4+[.T20]*4+[.U20]*4+[.P20]*4+[.Q20]*[.$F$42]" office:value-type="float" office:value="10" calcext:value-type="float">
            <text:p>10</text:p>
          </table:table-cell>
          <table:table-cell table:formula="of:=[.Y20]+[.$F$38]+[.$F$39]+[.$F$40]+[.$F$41]*2" office:value-type="float" office:value="19.48" calcext:value-type="float">
            <text:p>19.48</text:p>
          </table:table-cell>
          <table:table-cell table:formula="of:=[.V20]*4+[.W20]*4+[.X20]*4" office:value-type="float" office:value="48" calcext:value-type="float">
            <text:p>48</text:p>
          </table:table-cell>
          <table:table-cell table:style-name="ce9" table:formula="of:=[.AA20]-[.Z20]" office:value-type="float" office:value="28.52" calcext:value-type="float">
            <text:p>28.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aftcoalmine</text:p>
          </table:table-cell>
          <table:table-cell table:number-columns-repeated="2"/>
          <table:table-cell table:style-name="ce1" table:number-columns-repeated="6"/>
          <table:table-cell table:style-name="ce7" office:value-type="float" office:value="1.25" calcext:value-type="float">
            <text:p>1.25</text:p>
          </table:table-cell>
          <table:table-cell table:style-name="ce1" office:value-type="string" calcext:value-type="string">
            <text:p>coal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formula="of:=IFNA(VLOOKUP([.C21];[.$A$42:.$C$117];IF([.$B$39]=1;3;2);0);0)*[.B21]" office:value-type="float" office:value="0" calcext:value-type="float">
            <text:p>0</text:p>
          </table:table-cell>
          <table:table-cell table:formula="of:=IFNA(VLOOKUP([.E21];[.$A$42:.$C$117];IF([.$B$39]=1;3;2);0);0)*[.D21]" office:value-type="float" office:value="0" calcext:value-type="float">
            <text:p>0</text:p>
          </table:table-cell>
          <table:table-cell table:formula="of:=IFNA(VLOOKUP([.G21];[.$A$42:.$C$117];IF([.$B$39]=1;3;2);0);0)*[.F21]" office:value-type="float" office:value="0" calcext:value-type="float">
            <text:p>0</text:p>
          </table:table-cell>
          <table:table-cell table:formula="of:=IFNA(VLOOKUP([.I21];[.$A$42:.$C$117];IF([.$B$39]=1;3;2);0);0)*[.H21]" office:value-type="float" office:value="0" calcext:value-type="float">
            <text:p>0</text:p>
          </table:table-cell>
          <table:table-cell table:formula="of:=IFNA(VLOOKUP([.K21];[.$A$42:.$C$117];IF([.$B$38]=1;2;3);0);0)*[.J21]" office:value-type="float" office:value="6.25" calcext:value-type="float">
            <text:p>6.25</text:p>
          </table:table-cell>
          <table:table-cell table:formula="of:=IFNA(VLOOKUP([.M21];[.$A$42:.$C$117];IF([.$B$38]=1;2;3);0);0)*[.L21]" office:value-type="float" office:value="0" calcext:value-type="float">
            <text:p>0</text:p>
          </table:table-cell>
          <table:table-cell table:formula="of:=IFNA(VLOOKUP([.O21];[.$A$42:.$C$117];IF([.$B$38]=1;2;3);0);0)*[.N21]" office:value-type="float" office:value="0" calcext:value-type="float">
            <text:p>0</text:p>
          </table:table-cell>
          <table:table-cell table:style-name="ce4" table:formula="of:=[.R21]*4+[.S21]*4+[.T21]*4+[.U21]*4+[.P21]*4+[.Q21]*[.$F$42]" office:value-type="float" office:value="6.24" calcext:value-type="float">
            <text:p>6.24</text:p>
          </table:table-cell>
          <table:table-cell table:formula="of:=[.Y21]+[.$F$38]+[.$F$39]+[.$F$40]+[.$F$41]*2" office:value-type="float" office:value="15.72" calcext:value-type="float">
            <text:p>15.72</text:p>
          </table:table-cell>
          <table:table-cell table:formula="of:=[.V21]*4+[.W21]*4+[.X21]*4" office:value-type="float" office:value="25" calcext:value-type="float">
            <text:p>25</text:p>
          </table:table-cell>
          <table:table-cell table:style-name="ce9" table:formula="of:=[.AA21]-[.Z21]" office:value-type="float" office:value="9.28" calcext:value-type="float">
            <text:p>9.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homine</text:p>
          </table:table-cell>
          <table:table-cell table:number-columns-repeated="2"/>
          <table:table-cell table:style-name="ce1" table:number-columns-repeated="6"/>
          <table:table-cell table:style-name="ce7" office:value-type="float" office:value="3" calcext:value-type="float">
            <text:p>3</text:p>
          </table:table-cell>
          <table:table-cell table:style-name="ce1" office:value-type="string" calcext:value-type="string">
            <text:p>ir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licon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string" calcext:value-type="string">
            <text:p>coppe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4" table:formula="of:=IFNA(VLOOKUP([.C22];[.$A$42:.$C$117];IF([.$B$39]=1;3;2);0);0)*[.B22]" office:value-type="float" office:value="0" calcext:value-type="float">
            <text:p>0</text:p>
          </table:table-cell>
          <table:table-cell table:formula="of:=IFNA(VLOOKUP([.E22];[.$A$42:.$C$117];IF([.$B$39]=1;3;2);0);0)*[.D22]" office:value-type="float" office:value="0" calcext:value-type="float">
            <text:p>0</text:p>
          </table:table-cell>
          <table:table-cell table:formula="of:=IFNA(VLOOKUP([.G22];[.$A$42:.$C$117];IF([.$B$39]=1;3;2);0);0)*[.F22]" office:value-type="float" office:value="0" calcext:value-type="float">
            <text:p>0</text:p>
          </table:table-cell>
          <table:table-cell table:formula="of:=IFNA(VLOOKUP([.I22];[.$A$42:.$C$117];IF([.$B$39]=1;3;2);0);0)*[.H22]" office:value-type="float" office:value="0" calcext:value-type="float">
            <text:p>0</text:p>
          </table:table-cell>
          <table:table-cell table:formula="of:=IFNA(VLOOKUP([.K22];[.$A$42:.$C$117];IF([.$B$38]=1;2;3);0);0)*[.J22]" office:value-type="float" office:value="9" calcext:value-type="float">
            <text:p>9</text:p>
          </table:table-cell>
          <table:table-cell table:formula="of:=IFNA(VLOOKUP([.M22];[.$A$42:.$C$117];IF([.$B$38]=1;2;3);0);0)*[.L22]" office:value-type="float" office:value="8.5" calcext:value-type="float">
            <text:p>8.5</text:p>
          </table:table-cell>
          <table:table-cell table:formula="of:=IFNA(VLOOKUP([.O22];[.$A$42:.$C$117];IF([.$B$38]=1;2;3);0);0)*[.N22]" office:value-type="float" office:value="3" calcext:value-type="float">
            <text:p>3</text:p>
          </table:table-cell>
          <table:table-cell table:style-name="ce4" table:formula="of:=[.R22]*4+[.S22]*4+[.T22]*4+[.U22]*4+[.P22]*4+[.Q22]*[.$F$42]" office:value-type="float" office:value="30.72" calcext:value-type="float">
            <text:p>30.72</text:p>
          </table:table-cell>
          <table:table-cell table:formula="of:=[.Y22]+[.$F$38]+[.$F$39]+[.$F$40]+[.$F$41]*2" office:value-type="float" office:value="40.2" calcext:value-type="float">
            <text:p>40.2</text:p>
          </table:table-cell>
          <table:table-cell table:formula="of:=[.V22]*4+[.W22]*4+[.X22]*4" office:value-type="float" office:value="82" calcext:value-type="float">
            <text:p>82</text:p>
          </table:table-cell>
          <table:table-cell table:style-name="ce9" table:formula="of:=[.AA22]-[.Z22]" office:value-type="float" office:value="41.8" calcext:value-type="float">
            <text:p>41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acelaunchsite (iron)</text:p>
          </table:table-cell>
          <table:table-cell table:number-columns-repeated="2"/>
          <table:table-cell table:style-name="ce1" table:number-columns-repeated="6"/>
          <table:table-cell table:style-name="ce7" office:value-type="float" office:value="9.5" calcext:value-type="float">
            <text:p>9.5</text:p>
          </table:table-cell>
          <table:table-cell table:style-name="ce1" office:value-type="string" calcext:value-type="string">
            <text:p>iron</text:p>
          </table:table-cell>
          <table:table-cell table:style-name="ce1" table:number-columns-repeated="4"/>
          <table:table-cell table:number-columns-repeated="2" table:style-name="ce1" office:value-type="float" office:value="7" calcext:value-type="float">
            <text:p>7</text:p>
          </table:table-cell>
          <table:table-cell table:style-name="ce4" table:formula="of:=IFNA(VLOOKUP([.C23];[.$A$42:.$C$117];IF([.$B$39]=1;3;2);0);0)*[.B23]" office:value-type="float" office:value="0" calcext:value-type="float">
            <text:p>0</text:p>
          </table:table-cell>
          <table:table-cell table:formula="of:=IFNA(VLOOKUP([.E23];[.$A$42:.$C$117];IF([.$B$39]=1;3;2);0);0)*[.D23]" office:value-type="float" office:value="0" calcext:value-type="float">
            <text:p>0</text:p>
          </table:table-cell>
          <table:table-cell table:formula="of:=IFNA(VLOOKUP([.G23];[.$A$42:.$C$117];IF([.$B$39]=1;3;2);0);0)*[.F23]" office:value-type="float" office:value="0" calcext:value-type="float">
            <text:p>0</text:p>
          </table:table-cell>
          <table:table-cell table:formula="of:=IFNA(VLOOKUP([.I23];[.$A$42:.$C$117];IF([.$B$39]=1;3;2);0);0)*[.H23]" office:value-type="float" office:value="0" calcext:value-type="float">
            <text:p>0</text:p>
          </table:table-cell>
          <table:table-cell table:formula="of:=IFNA(VLOOKUP([.K23];[.$A$42:.$C$117];IF([.$B$38]=1;2;3);0);0)*[.J23]" office:value-type="float" office:value="28.5" calcext:value-type="float">
            <text:p>28.5</text:p>
          </table:table-cell>
          <table:table-cell table:formula="of:=IFNA(VLOOKUP([.M23];[.$A$42:.$C$117];IF([.$B$38]=1;2;3);0);0)*[.L23]" office:value-type="float" office:value="0" calcext:value-type="float">
            <text:p>0</text:p>
          </table:table-cell>
          <table:table-cell table:formula="of:=IFNA(VLOOKUP([.O23];[.$A$42:.$C$117];IF([.$B$38]=1;2;3);0);0)*[.N23]" office:value-type="float" office:value="0" calcext:value-type="float">
            <text:p>0</text:p>
          </table:table-cell>
          <table:table-cell table:style-name="ce4" table:formula="of:=[.R23]*4+[.S23]*4+[.T23]*4+[.U23]*4+[.P23]*4+[.Q23]*[.$F$42]" office:value-type="float" office:value="31.92" calcext:value-type="float">
            <text:p>31.92</text:p>
          </table:table-cell>
          <table:table-cell table:formula="of:=[.Y23]+[.$F$38]+[.$F$39]+[.$F$40]+[.$F$41]*2" office:value-type="float" office:value="41.4" calcext:value-type="float">
            <text:p>41.4</text:p>
          </table:table-cell>
          <table:table-cell table:formula="of:=[.V23]*4+[.W23]*4+[.X23]*4" office:value-type="float" office:value="114" calcext:value-type="float">
            <text:p>114</text:p>
          </table:table-cell>
          <table:table-cell table:style-name="ce9" table:formula="of:=[.AA23]-[.Z23]" office:value-type="float" office:value="72.6" calcext:value-type="float">
            <text:p>72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acelaunchsite (copper)</text:p>
          </table:table-cell>
          <table:table-cell table:number-columns-repeated="2"/>
          <table:table-cell table:style-name="ce1" table:number-columns-repeated="6"/>
          <table:table-cell table:style-name="ce7" office:value-type="float" office:value="7" calcext:value-type="float">
            <text:p>7</text:p>
          </table:table-cell>
          <table:table-cell table:style-name="ce1" office:value-type="string" calcext:value-type="string">
            <text:p>copper</text:p>
          </table:table-cell>
          <table:table-cell table:style-name="ce1" table:number-columns-repeated="4"/>
          <table:table-cell table:number-columns-repeated="2" table:style-name="ce1" office:value-type="float" office:value="7" calcext:value-type="float">
            <text:p>7</text:p>
          </table:table-cell>
          <table:table-cell table:style-name="ce4" table:formula="of:=IFNA(VLOOKUP([.C24];[.$A$42:.$C$117];IF([.$B$39]=1;3;2);0);0)*[.B24]" office:value-type="float" office:value="0" calcext:value-type="float">
            <text:p>0</text:p>
          </table:table-cell>
          <table:table-cell table:formula="of:=IFNA(VLOOKUP([.E24];[.$A$42:.$C$117];IF([.$B$39]=1;3;2);0);0)*[.D24]" office:value-type="float" office:value="0" calcext:value-type="float">
            <text:p>0</text:p>
          </table:table-cell>
          <table:table-cell table:formula="of:=IFNA(VLOOKUP([.G24];[.$A$42:.$C$117];IF([.$B$39]=1;3;2);0);0)*[.F24]" office:value-type="float" office:value="0" calcext:value-type="float">
            <text:p>0</text:p>
          </table:table-cell>
          <table:table-cell table:formula="of:=IFNA(VLOOKUP([.I24];[.$A$42:.$C$117];IF([.$B$39]=1;3;2);0);0)*[.H24]" office:value-type="float" office:value="0" calcext:value-type="float">
            <text:p>0</text:p>
          </table:table-cell>
          <table:table-cell table:formula="of:=IFNA(VLOOKUP([.K24];[.$A$42:.$C$117];IF([.$B$38]=1;2;3);0);0)*[.J24]" office:value-type="float" office:value="28" calcext:value-type="float">
            <text:p>28</text:p>
          </table:table-cell>
          <table:table-cell table:formula="of:=IFNA(VLOOKUP([.M24];[.$A$42:.$C$117];IF([.$B$38]=1;2;3);0);0)*[.L24]" office:value-type="float" office:value="0" calcext:value-type="float">
            <text:p>0</text:p>
          </table:table-cell>
          <table:table-cell table:formula="of:=IFNA(VLOOKUP([.O24];[.$A$42:.$C$117];IF([.$B$38]=1;2;3);0);0)*[.N24]" office:value-type="float" office:value="0" calcext:value-type="float">
            <text:p>0</text:p>
          </table:table-cell>
          <table:table-cell table:style-name="ce4" table:formula="of:=[.R24]*4+[.S24]*4+[.T24]*4+[.U24]*4+[.P24]*4+[.Q24]*[.$F$42]" office:value-type="float" office:value="31.92" calcext:value-type="float">
            <text:p>31.92</text:p>
          </table:table-cell>
          <table:table-cell table:formula="of:=[.Y24]+[.$F$38]+[.$F$39]+[.$F$40]+[.$F$41]*2" office:value-type="float" office:value="41.4" calcext:value-type="float">
            <text:p>41.4</text:p>
          </table:table-cell>
          <table:table-cell table:formula="of:=[.V24]*4+[.W24]*4+[.X24]*4" office:value-type="float" office:value="112" calcext:value-type="float">
            <text:p>112</text:p>
          </table:table-cell>
          <table:table-cell table:style-name="ce9" table:formula="of:=[.AA24]-[.Z24]" office:value-type="float" office:value="70.6" calcext:value-type="float">
            <text:p>70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acelaunchsite (lithium)</text:p>
          </table:table-cell>
          <table:table-cell table:number-columns-repeated="2"/>
          <table:table-cell table:style-name="ce1" table:number-columns-repeated="6"/>
          <table:table-cell table:style-name="ce7" office:value-type="float" office:value="3.5" calcext:value-type="float">
            <text:p>3.5</text:p>
          </table:table-cell>
          <table:table-cell table:style-name="ce1" office:value-type="string" calcext:value-type="string">
            <text:p>lithium</text:p>
          </table:table-cell>
          <table:table-cell table:style-name="ce1" table:number-columns-repeated="4"/>
          <table:table-cell table:number-columns-repeated="2" table:style-name="ce1" office:value-type="float" office:value="7" calcext:value-type="float">
            <text:p>7</text:p>
          </table:table-cell>
          <table:table-cell table:style-name="ce4" table:formula="of:=IFNA(VLOOKUP([.C25];[.$A$42:.$C$117];IF([.$B$39]=1;3;2);0);0)*[.B25]" office:value-type="float" office:value="0" calcext:value-type="float">
            <text:p>0</text:p>
          </table:table-cell>
          <table:table-cell table:formula="of:=IFNA(VLOOKUP([.E25];[.$A$42:.$C$117];IF([.$B$39]=1;3;2);0);0)*[.D25]" office:value-type="float" office:value="0" calcext:value-type="float">
            <text:p>0</text:p>
          </table:table-cell>
          <table:table-cell table:formula="of:=IFNA(VLOOKUP([.G25];[.$A$42:.$C$117];IF([.$B$39]=1;3;2);0);0)*[.F25]" office:value-type="float" office:value="0" calcext:value-type="float">
            <text:p>0</text:p>
          </table:table-cell>
          <table:table-cell table:formula="of:=IFNA(VLOOKUP([.I25];[.$A$42:.$C$117];IF([.$B$39]=1;3;2);0);0)*[.H25]" office:value-type="float" office:value="0" calcext:value-type="float">
            <text:p>0</text:p>
          </table:table-cell>
          <table:table-cell table:formula="of:=IFNA(VLOOKUP([.K25];[.$A$42:.$C$117];IF([.$B$38]=1;2;3);0);0)*[.J25]" office:value-type="float" office:value="28" calcext:value-type="float">
            <text:p>28</text:p>
          </table:table-cell>
          <table:table-cell table:formula="of:=IFNA(VLOOKUP([.M25];[.$A$42:.$C$117];IF([.$B$38]=1;2;3);0);0)*[.L25]" office:value-type="float" office:value="0" calcext:value-type="float">
            <text:p>0</text:p>
          </table:table-cell>
          <table:table-cell table:formula="of:=IFNA(VLOOKUP([.O25];[.$A$42:.$C$117];IF([.$B$38]=1;2;3);0);0)*[.N25]" office:value-type="float" office:value="0" calcext:value-type="float">
            <text:p>0</text:p>
          </table:table-cell>
          <table:table-cell table:style-name="ce4" table:formula="of:=[.R25]*4+[.S25]*4+[.T25]*4+[.U25]*4+[.P25]*4+[.Q25]*[.$F$42]" office:value-type="float" office:value="31.92" calcext:value-type="float">
            <text:p>31.92</text:p>
          </table:table-cell>
          <table:table-cell table:formula="of:=[.Y25]+[.$F$38]+[.$F$39]+[.$F$40]+[.$F$41]*2" office:value-type="float" office:value="41.4" calcext:value-type="float">
            <text:p>41.4</text:p>
          </table:table-cell>
          <table:table-cell table:formula="of:=[.V25]*4+[.W25]*4+[.X25]*4" office:value-type="float" office:value="112" calcext:value-type="float">
            <text:p>112</text:p>
          </table:table-cell>
          <table:table-cell table:style-name="ce9" table:formula="of:=[.AA25]-[.Z25]" office:value-type="float" office:value="70.6" calcext:value-type="float">
            <text:p>70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acelaunchsite (uranium)</text:p>
          </table:table-cell>
          <table:table-cell table:number-columns-repeated="2"/>
          <table:table-cell table:style-name="ce1" table:number-columns-repeated="6"/>
          <table:table-cell table:style-name="ce7" office:value-type="float" office:value="2.5" calcext:value-type="float">
            <text:p>2.5</text:p>
          </table:table-cell>
          <table:table-cell table:style-name="ce1" office:value-type="string" calcext:value-type="string">
            <text:p>uranium</text:p>
          </table:table-cell>
          <table:table-cell table:style-name="ce1" table:number-columns-repeated="4"/>
          <table:table-cell table:number-columns-repeated="2" table:style-name="ce1" office:value-type="float" office:value="7" calcext:value-type="float">
            <text:p>7</text:p>
          </table:table-cell>
          <table:table-cell table:style-name="ce4" table:formula="of:=IFNA(VLOOKUP([.C26];[.$A$42:.$C$117];IF([.$B$39]=1;3;2);0);0)*[.B26]" office:value-type="float" office:value="0" calcext:value-type="float">
            <text:p>0</text:p>
          </table:table-cell>
          <table:table-cell table:formula="of:=IFNA(VLOOKUP([.E26];[.$A$42:.$C$117];IF([.$B$39]=1;3;2);0);0)*[.D26]" office:value-type="float" office:value="0" calcext:value-type="float">
            <text:p>0</text:p>
          </table:table-cell>
          <table:table-cell table:formula="of:=IFNA(VLOOKUP([.G26];[.$A$42:.$C$117];IF([.$B$39]=1;3;2);0);0)*[.F26]" office:value-type="float" office:value="0" calcext:value-type="float">
            <text:p>0</text:p>
          </table:table-cell>
          <table:table-cell table:formula="of:=IFNA(VLOOKUP([.I26];[.$A$42:.$C$117];IF([.$B$39]=1;3;2);0);0)*[.H26]" office:value-type="float" office:value="0" calcext:value-type="float">
            <text:p>0</text:p>
          </table:table-cell>
          <table:table-cell table:formula="of:=IFNA(VLOOKUP([.K26];[.$A$42:.$C$117];IF([.$B$38]=1;2;3);0);0)*[.J26]" office:value-type="float" office:value="27.5" calcext:value-type="float">
            <text:p>27.5</text:p>
          </table:table-cell>
          <table:table-cell table:formula="of:=IFNA(VLOOKUP([.M26];[.$A$42:.$C$117];IF([.$B$38]=1;2;3);0);0)*[.L26]" office:value-type="float" office:value="0" calcext:value-type="float">
            <text:p>0</text:p>
          </table:table-cell>
          <table:table-cell table:formula="of:=IFNA(VLOOKUP([.O26];[.$A$42:.$C$117];IF([.$B$38]=1;2;3);0);0)*[.N26]" office:value-type="float" office:value="0" calcext:value-type="float">
            <text:p>0</text:p>
          </table:table-cell>
          <table:table-cell table:style-name="ce4" table:formula="of:=[.R26]*4+[.S26]*4+[.T26]*4+[.U26]*4+[.P26]*4+[.Q26]*[.$F$42]" office:value-type="float" office:value="31.92" calcext:value-type="float">
            <text:p>31.92</text:p>
          </table:table-cell>
          <table:table-cell table:formula="of:=[.Y26]+[.$F$38]+[.$F$39]+[.$F$40]+[.$F$41]*2" office:value-type="float" office:value="41.4" calcext:value-type="float">
            <text:p>41.4</text:p>
          </table:table-cell>
          <table:table-cell table:formula="of:=[.V26]*4+[.W26]*4+[.X26]*4" office:value-type="float" office:value="110" calcext:value-type="float">
            <text:p>110</text:p>
          </table:table-cell>
          <table:table-cell table:style-name="ce9" table:formula="of:=[.AA26]-[.Z26]" office:value-type="float" office:value="68.6" calcext:value-type="float">
            <text:p>68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sidiangatherer</text:p>
          </table:table-cell>
          <table:table-cell table:style-name="Default" table:number-columns-repeated="3"/>
          <table:table-cell table:number-columns-repeated="5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obsidian</text:p>
          </table:table-cell>
          <table:table-cell table:number-columns-repeated="4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formula="of:=IFNA(VLOOKUP([.C27];[.$A$42:.$C$117];IF([.$B$39]=1;3;2);0);0)*[.B27]" office:value-type="float" office:value="0" calcext:value-type="float">
            <text:p>0</text:p>
          </table:table-cell>
          <table:table-cell table:formula="of:=IFNA(VLOOKUP([.E27];[.$A$42:.$C$117];IF([.$B$39]=1;3;2);0);0)*[.D27]" office:value-type="float" office:value="0" calcext:value-type="float">
            <text:p>0</text:p>
          </table:table-cell>
          <table:table-cell table:formula="of:=IFNA(VLOOKUP([.G27];[.$A$42:.$C$117];IF([.$B$39]=1;3;2);0);0)*[.F27]" office:value-type="float" office:value="0" calcext:value-type="float">
            <text:p>0</text:p>
          </table:table-cell>
          <table:table-cell table:formula="of:=IFNA(VLOOKUP([.I27];[.$A$42:.$C$117];IF([.$B$39]=1;3;2);0);0)*[.H27]" office:value-type="float" office:value="0" calcext:value-type="float">
            <text:p>0</text:p>
          </table:table-cell>
          <table:table-cell table:formula="of:=IFNA(VLOOKUP([.K27];[.$A$42:.$C$117];IF([.$B$38]=1;2;3);0);0)*[.J27]" office:value-type="float" office:value="4" calcext:value-type="float">
            <text:p>4</text:p>
          </table:table-cell>
          <table:table-cell table:formula="of:=IFNA(VLOOKUP([.M27];[.$A$42:.$C$117];IF([.$B$38]=1;2;3);0);0)*[.L27]" office:value-type="float" office:value="0" calcext:value-type="float">
            <text:p>0</text:p>
          </table:table-cell>
          <table:table-cell table:formula="of:=IFNA(VLOOKUP([.O27];[.$A$42:.$C$117];IF([.$B$38]=1;2;3);0);0)*[.N27]" office:value-type="float" office:value="0" calcext:value-type="float">
            <text:p>0</text:p>
          </table:table-cell>
          <table:table-cell table:style-name="ce4" table:formula="of:=[.R27]*4+[.S27]*4+[.T27]*4+[.U27]*4+[.P27]*4+[.Q27]*[.$F$42]" office:value-type="float" office:value="3.68" calcext:value-type="float">
            <text:p>3.68</text:p>
          </table:table-cell>
          <table:table-cell table:formula="of:=[.Y27]+[.$F$38]+[.$F$39]+[.$F$40]+[.$F$41]*2" office:value-type="float" office:value="13.16" calcext:value-type="float">
            <text:p>13.16</text:p>
          </table:table-cell>
          <table:table-cell table:formula="of:=[.V27]*4+[.W27]*4+[.X27]*4" office:value-type="float" office:value="16" calcext:value-type="float">
            <text:p>16</text:p>
          </table:table-cell>
          <table:table-cell table:style-name="ce9" table:formula="of:=[.AA27]-[.Z27]" office:value-type="float" office:value="2.84" calcext:value-type="float">
            <text:p>2.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sidiancrush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obsidian</text:p>
          </table:table-cell>
          <table:table-cell table:style-name="Default"/>
          <table:table-cell table:number-columns-repeated="5"/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sand</text:p>
          </table:table-cell>
          <table:table-cell table:number-columns-repeated="4"/>
          <table:table-cell table:style-name="ce2"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table:style-name="ce4" table:formula="of:=IFNA(VLOOKUP([.C28];[.$A$42:.$C$117];IF([.$B$39]=1;3;2);0);0)*[.B28]" office:value-type="float" office:value="2" calcext:value-type="float">
            <text:p>2</text:p>
          </table:table-cell>
          <table:table-cell table:formula="of:=IFNA(VLOOKUP([.E28];[.$A$42:.$C$117];IF([.$B$39]=1;3;2);0);0)*[.D28]" office:value-type="float" office:value="0" calcext:value-type="float">
            <text:p>0</text:p>
          </table:table-cell>
          <table:table-cell table:formula="of:=IFNA(VLOOKUP([.G28];[.$A$42:.$C$117];IF([.$B$39]=1;3;2);0);0)*[.F28]" office:value-type="float" office:value="0" calcext:value-type="float">
            <text:p>0</text:p>
          </table:table-cell>
          <table:table-cell table:formula="of:=IFNA(VLOOKUP([.I28];[.$A$42:.$C$117];IF([.$B$39]=1;3;2);0);0)*[.H28]" office:value-type="float" office:value="0" calcext:value-type="float">
            <text:p>0</text:p>
          </table:table-cell>
          <table:table-cell table:formula="of:=IFNA(VLOOKUP([.K28];[.$A$42:.$C$117];IF([.$B$38]=1;2;3);0);0)*[.J28]" office:value-type="float" office:value="7.5" calcext:value-type="float">
            <text:p>7.5</text:p>
          </table:table-cell>
          <table:table-cell table:formula="of:=IFNA(VLOOKUP([.M28];[.$A$42:.$C$117];IF([.$B$38]=1;2;3);0);0)*[.L28]" office:value-type="float" office:value="0" calcext:value-type="float">
            <text:p>0</text:p>
          </table:table-cell>
          <table:table-cell table:formula="of:=IFNA(VLOOKUP([.O28];[.$A$42:.$C$117];IF([.$B$38]=1;2;3);0);0)*[.N28]" office:value-type="float" office:value="0" calcext:value-type="float">
            <text:p>0</text:p>
          </table:table-cell>
          <table:table-cell table:style-name="ce4" table:formula="of:=[.R28]*4+[.S28]*4+[.T28]*4+[.U28]*4+[.P28]*4+[.Q28]*[.$F$42]" office:value-type="float" office:value="14.36" calcext:value-type="float">
            <text:p>14.36</text:p>
          </table:table-cell>
          <table:table-cell table:formula="of:=[.Y28]+[.$F$38]+[.$F$39]+[.$F$40]+[.$F$41]*2" office:value-type="float" office:value="23.84" calcext:value-type="float">
            <text:p>23.84</text:p>
          </table:table-cell>
          <table:table-cell table:formula="of:=[.V28]*4+[.W28]*4+[.X28]*4" office:value-type="float" office:value="30" calcext:value-type="float">
            <text:p>30</text:p>
          </table:table-cell>
          <table:table-cell table:style-name="ce9" table:formula="of:=[.AA28]-[.Z28]" office:value-type="float" office:value="6.16" calcext:value-type="float">
            <text:p>6.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olcanoironmine</text:p>
          </table:table-cell>
          <table:table-cell table:style-name="Default" table:number-columns-repeated="3"/>
          <table:table-cell table:number-columns-repeated="5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ir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ulfu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fireobsidian</text:p>
          </table:table-cell>
          <table:table-cell table:style-name="ce2"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style-name="ce4" table:formula="of:=IFNA(VLOOKUP([.C29];[.$A$42:.$C$117];IF([.$B$39]=1;3;2);0);0)*[.B29]" office:value-type="float" office:value="0" calcext:value-type="float">
            <text:p>0</text:p>
          </table:table-cell>
          <table:table-cell table:formula="of:=IFNA(VLOOKUP([.E29];[.$A$42:.$C$117];IF([.$B$39]=1;3;2);0);0)*[.D29]" office:value-type="float" office:value="0" calcext:value-type="float">
            <text:p>0</text:p>
          </table:table-cell>
          <table:table-cell table:formula="of:=IFNA(VLOOKUP([.G29];[.$A$42:.$C$117];IF([.$B$39]=1;3;2);0);0)*[.F29]" office:value-type="float" office:value="0" calcext:value-type="float">
            <text:p>0</text:p>
          </table:table-cell>
          <table:table-cell table:formula="of:=IFNA(VLOOKUP([.I29];[.$A$42:.$C$117];IF([.$B$39]=1;3;2);0);0)*[.H29]" office:value-type="float" office:value="0" calcext:value-type="float">
            <text:p>0</text:p>
          </table:table-cell>
          <table:table-cell table:formula="of:=IFNA(VLOOKUP([.K29];[.$A$42:.$C$117];IF([.$B$38]=1;2;3);0);0)*[.J29]" office:value-type="float" office:value="6" calcext:value-type="float">
            <text:p>6</text:p>
          </table:table-cell>
          <table:table-cell table:formula="of:=IFNA(VLOOKUP([.M29];[.$A$42:.$C$117];IF([.$B$38]=1;2;3);0);0)*[.L29]" office:value-type="float" office:value="1" calcext:value-type="float">
            <text:p>1</text:p>
          </table:table-cell>
          <table:table-cell table:formula="of:=IFNA(VLOOKUP([.O29];[.$A$42:.$C$117];IF([.$B$38]=1;2;3);0);0)*[.N29]" office:value-type="float" office:value="2" calcext:value-type="float">
            <text:p>2</text:p>
          </table:table-cell>
          <table:table-cell table:style-name="ce4" table:formula="of:=[.R29]*4+[.S29]*4+[.T29]*4+[.U29]*4+[.P29]*4+[.Q29]*[.$F$42]" office:value-type="float" office:value="9.92" calcext:value-type="float">
            <text:p>9.92</text:p>
          </table:table-cell>
          <table:table-cell table:formula="of:=[.Y29]+[.$F$38]+[.$F$39]+[.$F$40]+[.$F$41]*2" office:value-type="float" office:value="19.4" calcext:value-type="float">
            <text:p>19.4</text:p>
          </table:table-cell>
          <table:table-cell table:formula="of:=[.V29]*4+[.W29]*4+[.X29]*4" office:value-type="float" office:value="36" calcext:value-type="float">
            <text:p>36</text:p>
          </table:table-cell>
          <table:table-cell table:style-name="ce9" table:formula="of:=[.AA29]-[.Z29]" office:value-type="float" office:value="16.6" calcext:value-type="float">
            <text:p>16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gneousquarry</text:p>
          </table:table-cell>
          <table:table-cell table:style-name="Default" table:number-columns-repeated="3"/>
          <table:table-cell table:number-columns-repeated="5"/>
          <table:table-cell table:style-name="ce5" office:value-type="float" office:value="1.5" calcext:value-type="float">
            <text:p>1.5</text:p>
          </table:table-cell>
          <table:table-cell office:value-type="string" calcext:value-type="string">
            <text:p>st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greenobsidian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4" table:formula="of:=IFNA(VLOOKUP([.C30];[.$A$42:.$C$117];IF([.$B$39]=1;3;2);0);0)*[.B30]" office:value-type="float" office:value="0" calcext:value-type="float">
            <text:p>0</text:p>
          </table:table-cell>
          <table:table-cell table:formula="of:=IFNA(VLOOKUP([.E30];[.$A$42:.$C$117];IF([.$B$39]=1;3;2);0);0)*[.D30]" office:value-type="float" office:value="0" calcext:value-type="float">
            <text:p>0</text:p>
          </table:table-cell>
          <table:table-cell table:formula="of:=IFNA(VLOOKUP([.G30];[.$A$42:.$C$117];IF([.$B$39]=1;3;2);0);0)*[.F30]" office:value-type="float" office:value="0" calcext:value-type="float">
            <text:p>0</text:p>
          </table:table-cell>
          <table:table-cell table:formula="of:=IFNA(VLOOKUP([.I30];[.$A$42:.$C$117];IF([.$B$39]=1;3;2);0);0)*[.H30]" office:value-type="float" office:value="0" calcext:value-type="float">
            <text:p>0</text:p>
          </table:table-cell>
          <table:table-cell table:formula="of:=IFNA(VLOOKUP([.K30];[.$A$42:.$C$117];IF([.$B$38]=1;2;3);0);0)*[.J30]" office:value-type="float" office:value="7.5" calcext:value-type="float">
            <text:p>7.5</text:p>
          </table:table-cell>
          <table:table-cell table:formula="of:=IFNA(VLOOKUP([.M30];[.$A$42:.$C$117];IF([.$B$38]=1;2;3);0);0)*[.L30]" office:value-type="float" office:value="1" calcext:value-type="float">
            <text:p>1</text:p>
          </table:table-cell>
          <table:table-cell table:formula="of:=IFNA(VLOOKUP([.O30];[.$A$42:.$C$117];IF([.$B$38]=1;2;3);0);0)*[.N30]" office:value-type="float" office:value="0" calcext:value-type="float">
            <text:p>0</text:p>
          </table:table-cell>
          <table:table-cell table:style-name="ce4" table:formula="of:=[.R30]*4+[.S30]*4+[.T30]*4+[.U30]*4+[.P30]*4+[.Q30]*[.$F$42]" office:value-type="float" office:value="2" calcext:value-type="float">
            <text:p>2</text:p>
          </table:table-cell>
          <table:table-cell table:formula="of:=[.Y30]+[.$F$38]+[.$F$39]+[.$F$40]+[.$F$41]*2" office:value-type="float" office:value="11.48" calcext:value-type="float">
            <text:p>11.48</text:p>
          </table:table-cell>
          <table:table-cell table:formula="of:=[.V30]*4+[.W30]*4+[.X30]*4" office:value-type="float" office:value="34" calcext:value-type="float">
            <text:p>34</text:p>
          </table:table-cell>
          <table:table-cell table:style-name="ce9" table:formula="of:=[.AA30]-[.Z30]" office:value-type="float" office:value="22.52" calcext:value-type="float">
            <text:p>22.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umbler</text:p>
          </table:table-cell>
          <table:table-cell table:style-name="ce2" office:value-type="float" office:value="1.5" calcext:value-type="float">
            <text:p>1.5</text:p>
          </table:table-cell>
          <table:table-cell table:style-name="Default" office:value-type="string" calcext:value-type="string">
            <text:p>fireobsidian</text:p>
          </table:table-cell>
          <table:table-cell table:style-name="Default"/>
          <table:table-cell table:number-columns-repeated="5"/>
          <table:table-cell table:style-name="ce5" office:value-type="float" office:value="2.25" calcext:value-type="float">
            <text:p>2.25</text:p>
          </table:table-cell>
          <table:table-cell office:value-type="string" calcext:value-type="string">
            <text:p>gemstones</text:p>
          </table:table-cell>
          <table:table-cell table:number-columns-repeated="4"/>
          <table:table-cell table:style-name="ce2" office:value-type="float" office:value="2.5" calcext:value-type="float">
            <text:p>2.5</text:p>
          </table:table-cell>
          <table:table-cell office:value-type="float" office:value="8" calcext:value-type="float">
            <text:p>8</text:p>
          </table:table-cell>
          <table:table-cell table:style-name="ce4" table:formula="of:=IFNA(VLOOKUP([.C31];[.$A$42:.$C$117];IF([.$B$39]=1;3;2);0);0)*[.B31]" office:value-type="float" office:value="12" calcext:value-type="float">
            <text:p>12</text:p>
          </table:table-cell>
          <table:table-cell table:formula="of:=IFNA(VLOOKUP([.E31];[.$A$42:.$C$117];IF([.$B$39]=1;3;2);0);0)*[.D31]" office:value-type="float" office:value="0" calcext:value-type="float">
            <text:p>0</text:p>
          </table:table-cell>
          <table:table-cell table:formula="of:=IFNA(VLOOKUP([.G31];[.$A$42:.$C$117];IF([.$B$39]=1;3;2);0);0)*[.F31]" office:value-type="float" office:value="0" calcext:value-type="float">
            <text:p>0</text:p>
          </table:table-cell>
          <table:table-cell table:formula="of:=IFNA(VLOOKUP([.I31];[.$A$42:.$C$117];IF([.$B$39]=1;3;2);0);0)*[.H31]" office:value-type="float" office:value="0" calcext:value-type="float">
            <text:p>0</text:p>
          </table:table-cell>
          <table:table-cell table:formula="of:=IFNA(VLOOKUP([.K31];[.$A$42:.$C$117];IF([.$B$38]=1;2;3);0);0)*[.J31]" office:value-type="float" office:value="24.75" calcext:value-type="float">
            <text:p>24.75</text:p>
          </table:table-cell>
          <table:table-cell table:formula="of:=IFNA(VLOOKUP([.M31];[.$A$42:.$C$117];IF([.$B$38]=1;2;3);0);0)*[.L31]" office:value-type="float" office:value="0" calcext:value-type="float">
            <text:p>0</text:p>
          </table:table-cell>
          <table:table-cell table:formula="of:=IFNA(VLOOKUP([.O31];[.$A$42:.$C$117];IF([.$B$38]=1;2;3);0);0)*[.N31]" office:value-type="float" office:value="0" calcext:value-type="float">
            <text:p>0</text:p>
          </table:table-cell>
          <table:table-cell table:style-name="ce4" table:formula="of:=[.R31]*4+[.S31]*4+[.T31]*4+[.U31]*4+[.P31]*4+[.Q31]*[.$F$42]" office:value-type="float" office:value="62.48" calcext:value-type="float">
            <text:p>62.48</text:p>
          </table:table-cell>
          <table:table-cell table:formula="of:=[.Y31]+[.$F$38]+[.$F$39]+[.$F$40]+[.$F$41]*2" office:value-type="float" office:value="71.96" calcext:value-type="float">
            <text:p>71.96</text:p>
          </table:table-cell>
          <table:table-cell table:formula="of:=[.V31]*4+[.W31]*4+[.X31]*4" office:value-type="float" office:value="99" calcext:value-type="float">
            <text:p>99</text:p>
          </table:table-cell>
          <table:table-cell table:style-name="ce9" table:formula="of:=[.AA31]-[.Z31]" office:value-type="float" office:value="27.04" calcext:value-type="float">
            <text:p>27.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wdermill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sulfur</text:p>
          </table:table-cell>
          <table:table-cell table:style-name="Default"/>
          <table:table-cell table:number-columns-repeated="5"/>
          <table:table-cell table:style-name="ce7" office:value-type="float" office:value="1.75" calcext:value-type="float">
            <text:p>1.75</text:p>
          </table:table-cell>
          <table:table-cell office:value-type="string" calcext:value-type="string">
            <text:p>dynamite</text:p>
          </table:table-cell>
          <table:table-cell table:number-columns-repeated="4"/>
          <table:table-cell table:style-name="ce1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style-name="ce4" table:formula="of:=IFNA(VLOOKUP([.C32];[.$A$42:.$C$117];IF([.$B$39]=1;3;2);0);0)*[.B32]" office:value-type="float" office:value="4" calcext:value-type="float">
            <text:p>4</text:p>
          </table:table-cell>
          <table:table-cell table:formula="of:=IFNA(VLOOKUP([.E32];[.$A$42:.$C$117];IF([.$B$39]=1;3;2);0);0)*[.D32]" office:value-type="float" office:value="0" calcext:value-type="float">
            <text:p>0</text:p>
          </table:table-cell>
          <table:table-cell table:formula="of:=IFNA(VLOOKUP([.G32];[.$A$42:.$C$117];IF([.$B$39]=1;3;2);0);0)*[.F32]" office:value-type="float" office:value="0" calcext:value-type="float">
            <text:p>0</text:p>
          </table:table-cell>
          <table:table-cell table:formula="of:=IFNA(VLOOKUP([.I32];[.$A$42:.$C$117];IF([.$B$39]=1;3;2);0);0)*[.H32]" office:value-type="float" office:value="0" calcext:value-type="float">
            <text:p>0</text:p>
          </table:table-cell>
          <table:table-cell table:formula="of:=IFNA(VLOOKUP([.K32];[.$A$42:.$C$117];IF([.$B$38]=1;2;3);0);0)*[.J32]" office:value-type="float" office:value="8.75" calcext:value-type="float">
            <text:p>8.75</text:p>
          </table:table-cell>
          <table:table-cell table:formula="of:=IFNA(VLOOKUP([.M32];[.$A$42:.$C$117];IF([.$B$38]=1;2;3);0);0)*[.L32]" office:value-type="float" office:value="0" calcext:value-type="float">
            <text:p>0</text:p>
          </table:table-cell>
          <table:table-cell table:formula="of:=IFNA(VLOOKUP([.O32];[.$A$42:.$C$117];IF([.$B$38]=1;2;3);0);0)*[.N32]" office:value-type="float" office:value="0" calcext:value-type="float">
            <text:p>0</text:p>
          </table:table-cell>
          <table:table-cell table:style-name="ce4" table:formula="of:=[.R32]*4+[.S32]*4+[.T32]*4+[.U32]*4+[.P32]*4+[.Q32]*[.$F$42]" office:value-type="float" office:value="19.68" calcext:value-type="float">
            <text:p>19.68</text:p>
          </table:table-cell>
          <table:table-cell table:formula="of:=[.Y32]+[.$F$38]+[.$F$39]+[.$F$40]+[.$F$41]*2" office:value-type="float" office:value="29.16" calcext:value-type="float">
            <text:p>29.16</text:p>
          </table:table-cell>
          <table:table-cell table:formula="of:=[.V32]*4+[.W32]*4+[.X32]*4" office:value-type="float" office:value="35" calcext:value-type="float">
            <text:p>35</text:p>
          </table:table-cell>
          <table:table-cell table:style-name="ce9" table:formula="of:=[.AA32]-[.Z32]" office:value-type="float" office:value="5.84" calcext:value-type="float">
            <text:p>5.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sticsfactory (volcanic)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il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wood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sulfur</text:p>
          </table:table-cell>
          <table:table-cell table:number-columns-repeated="2"/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plastics</text:p>
          </table:table-cell>
          <table:table-cell table:style-name="ce1" table:number-columns-repeated="4"/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8" calcext:value-type="float">
            <text:p>8</text:p>
          </table:table-cell>
          <table:table-cell table:style-name="ce4" table:formula="of:=IFNA(VLOOKUP([.C33];[.$A$42:.$C$117];IF([.$B$39]=1;3;2);0);0)*[.B33]" office:value-type="float" office:value="1.25" calcext:value-type="float">
            <text:p>1.25</text:p>
          </table:table-cell>
          <table:table-cell table:formula="of:=IFNA(VLOOKUP([.E33];[.$A$42:.$C$117];IF([.$B$39]=1;3;2);0);0)*[.D33]" office:value-type="float" office:value="0.5" calcext:value-type="float">
            <text:p>0.5</text:p>
          </table:table-cell>
          <table:table-cell table:formula="of:=IFNA(VLOOKUP([.G33];[.$A$42:.$C$117];IF([.$B$39]=1;3;2);0);0)*[.F33]" office:value-type="float" office:value="0.5" calcext:value-type="float">
            <text:p>0.5</text:p>
          </table:table-cell>
          <table:table-cell table:formula="of:=IFNA(VLOOKUP([.I33];[.$A$42:.$C$117];IF([.$B$39]=1;3;2);0);0)*[.H33]" office:value-type="float" office:value="0" calcext:value-type="float">
            <text:p>0</text:p>
          </table:table-cell>
          <table:table-cell table:formula="of:=IFNA(VLOOKUP([.K33];[.$A$42:.$C$117];IF([.$B$38]=1;2;3);0);0)*[.J33]" office:value-type="float" office:value="10" calcext:value-type="float">
            <text:p>10</text:p>
          </table:table-cell>
          <table:table-cell table:formula="of:=IFNA(VLOOKUP([.M33];[.$A$42:.$C$117];IF([.$B$38]=1;2;3);0);0)*[.L33]" office:value-type="float" office:value="0" calcext:value-type="float">
            <text:p>0</text:p>
          </table:table-cell>
          <table:table-cell table:formula="of:=IFNA(VLOOKUP([.O33];[.$A$42:.$C$117];IF([.$B$38]=1;2;3);0);0)*[.N33]" office:value-type="float" office:value="0" calcext:value-type="float">
            <text:p>0</text:p>
          </table:table-cell>
          <table:table-cell table:style-name="ce4" table:formula="of:=[.R33]*4+[.S33]*4+[.T33]*4+[.U33]*4+[.P33]*4+[.Q33]*[.$F$42]" office:value-type="float" office:value="19.48" calcext:value-type="float">
            <text:p>19.48</text:p>
          </table:table-cell>
          <table:table-cell table:formula="of:=[.Y33]+[.$F$38]+[.$F$39]+[.$F$40]+[.$F$41]*2" office:value-type="float" office:value="28.96" calcext:value-type="float">
            <text:p>28.96</text:p>
          </table:table-cell>
          <table:table-cell table:formula="of:=[.V33]*4+[.W33]*4+[.X33]*4" office:value-type="float" office:value="40" calcext:value-type="float">
            <text:p>40</text:p>
          </table:table-cell>
          <table:table-cell table:style-name="ce9" table:formula="of:=[.AA33]-[.Z33]" office:value-type="float" office:value="11.04" calcext:value-type="float">
            <text:p>11.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nogigafactory (volcanic)</text:p>
          </table:table-cell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lithium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copper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plastics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sulfur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batteries</text:p>
          </table:table-cell>
          <table:table-cell table:style-name="ce1" table:number-columns-repeated="4"/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4" table:formula="of:=IFNA(VLOOKUP([.C34];[.$A$42:.$C$117];IF([.$B$39]=1;3;2);0);0)*[.B34]" office:value-type="float" office:value="2.5" calcext:value-type="float">
            <text:p>2.5</text:p>
          </table:table-cell>
          <table:table-cell table:formula="of:=IFNA(VLOOKUP([.E34];[.$A$42:.$C$117];IF([.$B$39]=1;3;2);0);0)*[.D34]" office:value-type="float" office:value="1.5" calcext:value-type="float">
            <text:p>1.5</text:p>
          </table:table-cell>
          <table:table-cell table:formula="of:=IFNA(VLOOKUP([.G34];[.$A$42:.$C$117];IF([.$B$39]=1;3;2);0);0)*[.F34]" office:value-type="float" office:value="2" calcext:value-type="float">
            <text:p>2</text:p>
          </table:table-cell>
          <table:table-cell table:formula="of:=IFNA(VLOOKUP([.I34];[.$A$42:.$C$117];IF([.$B$39]=1;3;2);0);0)*[.H34]" office:value-type="float" office:value="0.5" calcext:value-type="float">
            <text:p>0.5</text:p>
          </table:table-cell>
          <table:table-cell table:formula="of:=IFNA(VLOOKUP([.K34];[.$A$42:.$C$117];IF([.$B$38]=1;2;3);0);0)*[.J34]" office:value-type="float" office:value="15" calcext:value-type="float">
            <text:p>15</text:p>
          </table:table-cell>
          <table:table-cell table:formula="of:=IFNA(VLOOKUP([.M34];[.$A$42:.$C$117];IF([.$B$38]=1;2;3);0);0)*[.L34]" office:value-type="float" office:value="0" calcext:value-type="float">
            <text:p>0</text:p>
          </table:table-cell>
          <table:table-cell table:formula="of:=IFNA(VLOOKUP([.O34];[.$A$42:.$C$117];IF([.$B$38]=1;2;3);0);0)*[.N34]" office:value-type="float" office:value="0" calcext:value-type="float">
            <text:p>0</text:p>
          </table:table-cell>
          <table:table-cell table:style-name="ce4" table:formula="of:=[.R34]*4+[.S34]*4+[.T34]*4+[.U34]*4+[.P34]*4+[.Q34]*[.$F$42]" office:value-type="float" office:value="37.6" calcext:value-type="float">
            <text:p>37.6</text:p>
          </table:table-cell>
          <table:table-cell table:formula="of:=[.Y34]+[.$F$38]+[.$F$39]+[.$F$40]+[.$F$41]*2" office:value-type="float" office:value="47.08" calcext:value-type="float">
            <text:p>47.08</text:p>
          </table:table-cell>
          <table:table-cell table:formula="of:=[.V34]*4+[.W34]*4+[.X34]*4" office:value-type="float" office:value="60" calcext:value-type="float">
            <text:p>60</text:p>
          </table:table-cell>
          <table:table-cell table:style-name="ce9" table:formula="of:=[.AA34]-[.Z34]" office:value-type="float" office:value="12.92" calcext:value-type="float">
            <text:p>12.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nogigafactory (graphene)</text:p>
          </table:table-cell>
          <table:table-cell table:style-name="ce2" office:value-type="float" office:value="0.25" calcext:value-type="float">
            <text:p>0.25</text:p>
          </table:table-cell>
          <table:table-cell office:value-type="string" calcext:value-type="string">
            <text:p>lithium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copper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plastics</text:p>
          </table:table-cell>
          <table:table-cell table:style-name="ce1" table:number-columns-repeated="2"/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batteries</text:p>
          </table:table-cell>
          <table:table-cell table:style-name="ce1" table:number-columns-repeated="4"/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4" table:formula="of:=IFNA(VLOOKUP([.C35];[.$A$42:.$C$117];IF([.$B$39]=1;3;2);0);0)*[.B35]" office:value-type="float" office:value="1.25" calcext:value-type="float">
            <text:p>1.25</text:p>
          </table:table-cell>
          <table:table-cell table:formula="of:=IFNA(VLOOKUP([.E35];[.$A$42:.$C$117];IF([.$B$39]=1;3;2);0);0)*[.D35]" office:value-type="float" office:value="1.5" calcext:value-type="float">
            <text:p>1.5</text:p>
          </table:table-cell>
          <table:table-cell table:formula="of:=IFNA(VLOOKUP([.G35];[.$A$42:.$C$117];IF([.$B$39]=1;3;2);0);0)*[.F35]" office:value-type="float" office:value="2" calcext:value-type="float">
            <text:p>2</text:p>
          </table:table-cell>
          <table:table-cell table:formula="of:=IFNA(VLOOKUP([.I35];[.$A$42:.$C$117];IF([.$B$39]=1;3;2);0);0)*[.H35]" office:value-type="float" office:value="0" calcext:value-type="float">
            <text:p>0</text:p>
          </table:table-cell>
          <table:table-cell table:formula="of:=IFNA(VLOOKUP([.K35];[.$A$42:.$C$117];IF([.$B$38]=1;2;3);0);0)*[.J35]" office:value-type="float" office:value="15" calcext:value-type="float">
            <text:p>15</text:p>
          </table:table-cell>
          <table:table-cell table:formula="of:=IFNA(VLOOKUP([.M35];[.$A$42:.$C$117];IF([.$B$38]=1;2;3);0);0)*[.L35]" office:value-type="float" office:value="0" calcext:value-type="float">
            <text:p>0</text:p>
          </table:table-cell>
          <table:table-cell table:formula="of:=IFNA(VLOOKUP([.O35];[.$A$42:.$C$117];IF([.$B$38]=1;2;3);0);0)*[.N35]" office:value-type="float" office:value="0" calcext:value-type="float">
            <text:p>0</text:p>
          </table:table-cell>
          <table:table-cell table:style-name="ce4" table:formula="of:=[.R35]*4+[.S35]*4+[.T35]*4+[.U35]*4+[.P35]*4+[.Q35]*[.$F$42]" office:value-type="float" office:value="30.6" calcext:value-type="float">
            <text:p>30.6</text:p>
          </table:table-cell>
          <table:table-cell table:formula="of:=[.Y35]+[.$F$38]+[.$F$39]+[.$F$40]+[.$F$41]*2" office:value-type="float" office:value="40.08" calcext:value-type="float">
            <text:p>40.08</text:p>
          </table:table-cell>
          <table:table-cell table:formula="of:=[.V35]*4+[.W35]*4+[.X35]*4" office:value-type="float" office:value="60" calcext:value-type="float">
            <text:p>60</text:p>
          </table:table-cell>
          <table:table-cell table:style-name="ce9" table:formula="of:=[.AA35]-[.Z35]" office:value-type="float" office:value="19.92" calcext:value-type="float">
            <text:p>19.92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3"/>
          <table:table-cell table:number-columns-repeated="37"/>
        </table:table-row>
        <table:table-row table:style-name="ro1">
          <table:table-cell office:value-type="string" calcext:value-type="string">
            <text:p>Flags:</text:p>
          </table:table-cell>
          <table:table-cell table:style-name="Default" table:number-columns-repeated="3"/>
          <table:table-cell office:value-type="string" calcext:value-type="string">
            <text:p>Minimum service coverage costs: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ll the outpu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Police</text:p>
          </table:table-cell>
          <table:table-cell office:value-type="float" office:value="0.48" calcext:value-type="float">
            <text:p>0.4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Buy the inpu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Fire</text:p>
          </table:table-cell>
          <table:table-cell office:value-type="float" office:value="0.6" calcext:value-type="float">
            <text:p>0.6</text:p>
          </table:table-cell>
          <table:table-cell table:number-columns-repeated="35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Health</text:p>
          </table:table-cell>
          <table:table-cell office:value-type="float" office:value="0.4" calcext:value-type="float">
            <text:p>0.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esource prices</text:p>
          </table:table-cell>
          <table:table-cell table:style-name="Default" office:value-type="string" calcext:value-type="string">
            <text:p>Sell</text:p>
          </table:table-cell>
          <table:table-cell table:style-name="Default" office:value-type="string" calcext:value-type="string">
            <text:p>Buy</text:p>
          </table:table-cell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Est. road c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This is the main value-killer; road cost currently just varies by city size, from 0 to ~5.4, basically log10(PeakPopulation / 100) * 2 flunds a day; combo of two techs cuts it in half, and post office cuts it by 5%, so ~2.4 a day late-game)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oncre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42]/[.B42]-1" office:value-type="percentage" office:value="0.5" calcext:value-type="percentage">
            <text:p>50%</text:p>
          </table:table-cell>
          <table:table-cell office:value-type="string" calcext:value-type="string">
            <text:p>Power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per MW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table:formula="of:=[.C43]/[.B43]-1" office:value-type="percentage" office:value="0.222222222222222" calcext:value-type="percentage">
            <text:p>22%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44]/[.B44]-1" office:value-type="percentage" office:value="0.5" calcext:value-type="percentage">
            <text:p>50%</text:p>
          </table:table-cell>
          <table:table-cell table:number-columns-repeated="2"/>
          <table:table-cell table:style-name="ce8" office:value-type="string" calcext:value-type="string">
            <text:p>Resource consumers and power producers:</text:p>
          </table:table-cell>
          <table:table-cell/>
          <table:table-cell office:value-type="string" calcext:value-type="string">
            <text:p>Upkeep min</text:p>
          </table:table-cell>
          <table:table-cell office:value-type="string" calcext:value-type="string">
            <text:p>Upkeep max (if fully upgraded)</text:p>
          </table:table-cell>
          <table:table-cell office:value-type="string" calcext:value-type="string">
            <text:p>in1</text:p>
          </table:table-cell>
          <table:table-cell office:value-type="string" calcext:value-type="string">
            <text:p>in1type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cost/W/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ric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45]/[.B45]-1" office:value-type="percentage" office:value="0.5" calcext:value-type="percentage">
            <text:p>50%</text:p>
          </table:table-cell>
          <table:table-cell table:number-columns-repeated="2"/>
          <table:table-cell office:value-type="string" calcext:value-type="string">
            <text:p>Sit Happen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urnitur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46]/[.B46]-1" office:value-type="percentage" office:value="0.5" calcext:value-type="percentage">
            <text:p>50%</text:p>
          </table:table-cell>
          <table:table-cell table:number-columns-repeated="2"/>
          <table:table-cell office:value-type="string" calcext:value-type="string">
            <text:p>Imported power</text:p>
          </table:table-cell>
          <table:table-cell office:value-type="float" office:value="1" calcext:value-type="float">
            <text:p>1</text:p>
          </table:table-cell>
          <table:table-cell table:formula="of:=0.36*4" office:value-type="float" office:value="1.44" calcext:value-type="float">
            <text:p>1.44</text:p>
          </table:table-cell>
          <table:table-cell table:formula="of:=0.36*4" office:value-type="float" office:value="1.44" calcext:value-type="float">
            <text:p>1.44</text:p>
          </table:table-cell>
          <table:table-cell table:number-columns-repeated="3"/>
          <table:table-cell table:formula="of:=[.I46]/[.H46]" office:value-type="float" office:value="1.44" calcext:value-type="float">
            <text:p>1.44</text:p>
          </table:table-cell>
          <table:table-cell table:formula="of:=[.J46]/[.H46]" office:value-type="float" office:value="1.44" calcext:value-type="float">
            <text:p>1.4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mb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47]/[.B47]-1" office:value-type="percentage" office:value="0.333333333333333" calcext:value-type="percentage">
            <text:p>33%</text:p>
          </table:table-cell>
          <table:table-cell table:number-columns-repeated="2"/>
          <table:table-cell office:value-type="string" calcext:value-type="string">
            <text:p>Win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/>
          <table:table-cell table:formula="of:=[.I47]/[.H47]" office:value-type="float" office:value="0.6" calcext:value-type="float">
            <text:p>0.6</text:p>
          </table:table-cell>
          <table:table-cell table:formula="of:=[.J47]/[.H47]" office:value-type="float" office:value="0.6" calcext:value-type="float">
            <text:p>0.6</text:p>
          </table:table-cell>
          <table:table-cell office:value-type="string" calcext:value-type="string">
            <text:p>0.8 if not upgrade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C48]/[.B48]-1" office:value-type="percentage" office:value="0.2" calcext:value-type="percentage">
            <text:p>20%</text:p>
          </table:table-cell>
          <table:table-cell table:number-columns-repeated="2"/>
          <table:table-cell office:value-type="string" calcext:value-type="string">
            <text:p>Solar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3"/>
          <table:table-cell table:formula="of:=[.I48]/[.H48]" office:value-type="float" office:value="0.436363636363636" calcext:value-type="float">
            <text:p>0.436363636363636</text:p>
          </table:table-cell>
          <table:table-cell table:formula="of:=[.J48]/[.H48]" office:value-type="float" office:value="0.436363636363636" calcext:value-type="float">
            <text:p>0.436363636363636</text:p>
          </table:table-cell>
          <table:table-cell office:value-type="string" calcext:value-type="string">
            <text:p>0.56 if not upgrade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49]/[.B49]-1" office:value-type="percentage" office:value="0.666666666666667" calcext:value-type="percentage">
            <text:p>67%</text:p>
          </table:table-cell>
          <table:table-cell table:number-columns-repeated="2"/>
          <table:table-cell office:value-type="string" calcext:value-type="string">
            <text:p>Oil</text:p>
          </table:table-cell>
          <table:table-cell office:value-type="float" office:value="250" calcext:value-type="float">
            <text:p>250</text:p>
          </table:table-cell>
          <table:table-cell table:formula="of:=28+4*5" office:value-type="float" office:value="48" calcext:value-type="float">
            <text:p>48</text:p>
          </table:table-cell>
          <table:table-cell table:formula="of:=28+4*8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il</text:p>
          </table:table-cell>
          <table:table-cell/>
          <table:table-cell table:formula="of:=[.I49]/[.H49]" office:value-type="float" office:value="0.192" calcext:value-type="float">
            <text:p>0.192</text:p>
          </table:table-cell>
          <table:table-cell table:formula="of:=[.J49]/[.H49]" office:value-type="float" office:value="0.24" calcext:value-type="float">
            <text:p>0.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C50]/[.B50]-1" office:value-type="percentage" office:value="0.5" calcext:value-type="percentage">
            <text:p>50%</text:p>
          </table:table-cell>
          <table:table-cell table:number-columns-repeated="2"/>
          <table:table-cell office:value-type="string" calcext:value-type="string">
            <text:p>Geothermal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/>
          <table:table-cell table:formula="of:=[.I50]/[.H50]" office:value-type="float" office:value="0.256" calcext:value-type="float">
            <text:p>0.256</text:p>
          </table:table-cell>
          <table:table-cell table:formula="of:=[.J50]/[.H50]" office:value-type="float" office:value="0.256" calcext:value-type="float">
            <text:p>0.25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oa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C51]/[.B51]-1" office:value-type="percentage" office:value="0.25" calcext:value-type="percentage">
            <text:p>25%</text:p>
          </table:table-cell>
          <table:table-cell table:number-columns-repeated="2"/>
          <table:table-cell office:value-type="string" calcext:value-type="string">
            <text:p>Coal</text:p>
          </table:table-cell>
          <table:table-cell office:value-type="float" office:value="300" calcext:value-type="float">
            <text:p>300</text:p>
          </table:table-cell>
          <table:table-cell table:formula="of:=40+4*4" office:value-type="float" office:value="56" calcext:value-type="float">
            <text:p>56</text:p>
          </table:table-cell>
          <table:table-cell table:formula="of:=40+4*5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al</text:p>
          </table:table-cell>
          <table:table-cell/>
          <table:table-cell table:formula="of:=[.I51]/[.H51]" office:value-type="float" office:value="0.186666666666667" calcext:value-type="float">
            <text:p>0.186666666666667</text:p>
          </table:table-cell>
          <table:table-cell table:formula="of:=[.J51]/[.H51]" office:value-type="float" office:value="0.2" calcext:value-type="float">
            <text:p>0.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opp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52]/[.B52]-1" office:value-type="percentage" office:value="0.333333333333333" calcext:value-type="percentage">
            <text:p>33%</text:p>
          </table:table-cell>
          <table:table-cell table:number-columns-repeated="2"/>
          <table:table-cell office:value-type="string" calcext:value-type="string">
            <text:p>Nuclear</text:p>
          </table:table-cell>
          <table:table-cell office:value-type="float" office:value="650" calcext:value-type="float">
            <text:p>650</text:p>
          </table:table-cell>
          <table:table-cell table:formula="of:=60+4*9" office:value-type="float" office:value="96" calcext:value-type="float">
            <text:p>96</text:p>
          </table:table-cell>
          <table:table-cell table:formula="of:=60+4*11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anium</text:p>
          </table:table-cell>
          <table:table-cell/>
          <table:table-cell table:formula="of:=[.I52]/[.H52]" office:value-type="float" office:value="0.147692307692308" calcext:value-type="float">
            <text:p>0.147692307692308</text:p>
          </table:table-cell>
          <table:table-cell table:formula="of:=[.J52]/[.H52]" office:value-type="float" office:value="0.16" calcext:value-type="float">
            <text:p>0.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gemstones</text:p>
          </table:table-cell>
          <table:table-cell office:value-type="float" office:value="9.5" calcext:value-type="float">
            <text:p>9.5</text:p>
          </table:table-cell>
          <table:table-cell office:value-type="float" office:value="11" calcext:value-type="float">
            <text:p>11</text:p>
          </table:table-cell>
          <table:table-cell table:formula="of:=[.C53]/[.B53]-1" office:value-type="percentage" office:value="0.157894736842105" calcext:value-type="percentage">
            <text:p>16%</text:p>
          </table:table-cell>
          <table:table-cell table:number-columns-repeated="2"/>
          <table:table-cell office:value-type="string" calcext:value-type="string">
            <text:p>Fusion</text:p>
          </table:table-cell>
          <table:table-cell office:value-type="float" office:value="1000" calcext:value-type="float">
            <text:p>1000</text:p>
          </table:table-cell>
          <table:table-cell table:formula="of:=120+4*12" office:value-type="float" office:value="168" calcext:value-type="float">
            <text:p>168</text:p>
          </table:table-cell>
          <table:table-cell table:formula="of:=120+4*15"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(or 0.25 tritium, 0.25 lithium when upgraded)</text:p>
          </table:table-cell>
          <table:table-cell table:formula="of:=[.I53]/[.H53]" office:value-type="float" office:value="0.168" calcext:value-type="float">
            <text:p>0.168</text:p>
          </table:table-cell>
          <table:table-cell table:formula="of:=[.J53]/[.H53]" office:value-type="float" office:value="0.18" calcext:value-type="float">
            <text:p>0.18</text:p>
          </table:table-cell>
          <table:table-cell office:value-type="string" calcext:value-type="string">
            <text:p>much less when upgrade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ithium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C54]/[.B54]-1" office:value-type="percentage" office:value="0.6" calcext:value-type="percentage">
            <text:p>60%</text:p>
          </table:table-cell>
          <table:table-cell table:number-columns-repeated="2"/>
          <table:table-cell office:value-type="string" calcext:value-type="string">
            <text:p>Wind in Volcanic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/>
          <table:table-cell table:formula="of:=[.I54]/[.H54]" office:value-type="float" office:value="0.5" calcext:value-type="float">
            <text:p>0.5</text:p>
          </table:table-cell>
          <table:table-cell table:formula="of:=[.J54]/[.H54]" office:value-type="float" office:value="0.5" calcext:value-type="float">
            <text:p>0.5</text:p>
          </table:table-cell>
          <table:table-cell office:value-type="string" calcext:value-type="string">
            <text:p>0.67 if not upgrade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i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C55]/[.B55]-1" office:value-type="percentage" office:value="0.6" calcext:value-type="percentage">
            <text:p>60%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lastic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C56]/[.B56]-1" office:value-type="percentage" office:value="0.25" calcext:value-type="percentage">
            <text:p>25%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ubb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57]/[.B57]-1" office:value-type="percentage" office:value="0.5" calcext:value-type="percentage">
            <text:p>50%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58]/[.B58]-1" office:value-type="percentage" office:value="0.5" calcext:value-type="percentage">
            <text:p>50%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ilicon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table:formula="of:=[.C59]/[.B59]-1" office:value-type="percentage" office:value="0.214285714285714" calcext:value-type="percentage">
            <text:p>21%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extil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C60]/[.B60]-1" office:value-type="percentage" office:value="0.25" calcext:value-type="percentage">
            <text:p>25%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ritium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C61]/[.B61]-1" office:value-type="percentage" office:value="0.25" calcext:value-type="percentage">
            <text:p>25%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ranium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C62]/[.B62]-1" office:value-type="percentage" office:value="0.222222222222222" calcext:value-type="percentage">
            <text:p>22%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pp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C63]/[.B63]-1" office:value-type="percentage" office:value="0.272727272727273" calcext:value-type="percentage">
            <text:p>27%</text:p>
          </table:table-cell>
          <table:table-cell table:number-columns-repeated="37"/>
        </table:table-row>
        <table:table-row table:style-name="ro1">
          <table:table-cell table:style-name="ce1" office:value-type="string" calcext:value-type="string">
            <text:p>batterie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C64]/[.B64]-1" office:value-type="percentage" office:value="0.25" calcext:value-type="percentage">
            <text:p>25%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clothing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C65]/[.B65]-1" office:value-type="percentage" office:value="0.272727272727273" calcext:value-type="percentage">
            <text:p>27%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table:formula="of:=[.C66]/[.B66]-1" office:value-type="percentage" office:value="0.176470588235294" calcext:value-type="percentage">
            <text:p>18%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urnitur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C67]/[.B67]-1" office:value-type="percentage" office:value="0.3" calcext:value-type="percentage">
            <text:p>30%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C68]/[.B68]-1" office:value-type="percentage" office:value="0.5" calcext:value-type="percentage">
            <text:p>50%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harmaceutical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C69]/[.B69]-1" office:value-type="percentage" office:value="0.4" calcext:value-type="percentage">
            <text:p>40%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oys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formula="of:=[.C70]/[.B70]-1" office:value-type="percentage" office:value="0.1" calcext:value-type="percentage">
            <text:p>10%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obsidian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/A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greenobsidian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N/A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ireobsidian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N/A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ulfur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/A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ynamite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N/A</text:p>
          </table:table-cell>
          <table:table-cell table:number-columns-repeated="37"/>
        </table:table-row>
        <calcext:conditional-formats>
          <calcext:conditional-format calcext:target-range-address="FactoryProd.AB2:FactoryProd.AB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ctoryProd.D42:FactoryProd.D70">
            <calcext:color-scale>
              <calcext:color-scale-entry calcext:value="0" calcext:type="minimum" calcext:color="#3faf4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4">00/00/0000</text:date>, <text:time style:data-style-name="N2" text:time-value="14:42:54.9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5-01-04T14:51:41.355000000</dc:date>
    <dc:creator>DeProgrammer </dc:creator>
    <meta:editing-duration>PT2H54M18S</meta:editing-duration>
    <meta:editing-cycles>11</meta:editing-cycles>
    <meta:generator>LibreOffice/6.3.3.2$Windows_X86_64 LibreOffice_project/a64200df03143b798afd1ec74a12ab50359878ed</meta:generator>
    <meta:document-statistic meta:table-count="1" meta:cell-count="879" meta:object-count="0"/>
  </office:meta>
</office:document-meta>
</file>